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Galano" svg:font-family="Galano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ff23e" officeooo:paragraph-rsid="002ff23e"/>
    </style:style>
    <style:style style:name="P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a94a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c6181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background-color="transparen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transparen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c6181" fo:background-color="transparen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f8927" officeooo:paragraph-rsid="002a94a5" fo:background-color="transparen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f8927" officeooo:paragraph-rsid="002c6181" fo:background-color="transparen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c6181" officeooo:paragraph-rsid="002c6181" fo:background-color="transparen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style:font-name="Monospace" fo:font-size="10pt" officeooo:rsid="001f8927" officeooo:paragraph-rsid="002a94a5" fo:background-color="transparent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a0a0a0" style:font-name="Monospace" fo:font-size="10pt" fo:font-style="italic" fo:background-color="transparent" style:font-size-asian="10pt" style:font-style-asian="italic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style:font-name="Monospace" fo:font-size="10pt" fo:background-color="transparent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9faf4" style:font-name="Monospace" fo:font-size="10pt" fo:background-color="transparen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9faf4" style:font-name="Monospace" fo:font-size="10pt" officeooo:rsid="003ea696" officeooo:paragraph-rsid="003ea696" fo:background-color="transparent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9faf4" style:font-name="Monospace" fo:font-size="10pt" fo:font-weight="bold" officeooo:rsid="003ed6aa" officeooo:paragraph-rsid="003ed6aa" fo:background-color="transparent" style:font-size-asian="10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9faf4" style:font-name="Liberation Serif" fo:font-size="12pt" fo:font-weight="bold" officeooo:rsid="003ed6aa" officeooo:paragraph-rsid="003ed6aa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e6e6fa" style:font-name="Monospace" fo:font-size="10pt" officeooo:rsid="002c6181" officeooo:paragraph-rsid="002c6181" fo:background-color="transparent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e6e6fa" style:font-name="Monospace" fo:font-size="10pt" officeooo:rsid="003ea696" officeooo:paragraph-rsid="003ea696" fo:background-color="transparent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ffff" style:font-name="Liberation Serif" fo:font-size="12pt" fo:font-weight="bold" officeooo:rsid="003ed6aa" officeooo:paragraph-rsid="003ed6aa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ffff" officeooo:rsid="002c6181" officeooo:paragraph-rsid="002c6181" fo:background-color="transparen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ffff" officeooo:rsid="003ea696" officeooo:paragraph-rsid="003ea696" fo:background-color="transparen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ffff" style:font-name="Monospace" fo:font-size="10pt" officeooo:rsid="002c6181" officeooo:paragraph-rsid="002dde4a" fo:background-color="transparent" style:font-size-asian="10pt"/>
    </style:style>
    <style:style style:name="P25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  <style:text-properties fo:color="#000000" fo:background-color="transparent"/>
    </style:style>
    <style:style style:name="P26" style:family="paragraph" style:parent-style-name="Standard">
      <style:text-properties officeooo:rsid="001f8927" officeooo:paragraph-rsid="001f8927"/>
    </style:style>
    <style:style style:name="P27" style:family="paragraph" style:parent-style-name="Standard">
      <style:text-properties officeooo:rsid="001f8927" officeooo:paragraph-rsid="002a94a5"/>
    </style:style>
    <style:style style:name="P28" style:family="paragraph" style:parent-style-name="Standard">
      <style:text-properties officeooo:rsid="001f8927" officeooo:paragraph-rsid="001f8927" fo:background-color="transparent"/>
    </style:style>
    <style:style style:name="P29" style:family="paragraph" style:parent-style-name="Standard">
      <style:text-properties officeooo:rsid="0031e9e7" officeooo:paragraph-rsid="0031e9e7" fo:background-color="transparent"/>
    </style:style>
    <style:style style:name="P30" style:family="paragraph" style:parent-style-name="Standard">
      <style:text-properties officeooo:rsid="0029e9ee" officeooo:paragraph-rsid="0029e9ee"/>
    </style:style>
    <style:style style:name="P31" style:family="paragraph" style:parent-style-name="Standard">
      <style:text-properties officeooo:rsid="002c6181" officeooo:paragraph-rsid="002c6181"/>
    </style:style>
    <style:style style:name="P32" style:family="paragraph" style:parent-style-name="Standard">
      <style:text-properties officeooo:rsid="002ff23e" officeooo:paragraph-rsid="002ff23e"/>
    </style:style>
    <style:style style:name="P33" style:family="paragraph" style:parent-style-name="Standard">
      <style:text-properties officeooo:rsid="0031e9e7" officeooo:paragraph-rsid="0031e9e7"/>
    </style:style>
    <style:style style:name="P34" style:family="paragraph" style:parent-style-name="Standard">
      <style:text-properties officeooo:paragraph-rsid="0031e9e7"/>
    </style:style>
    <style:style style:name="P35" style:family="paragraph" style:parent-style-name="Standard">
      <style:text-properties fo:color="#cc6c1d" style:font-name="Monospace" fo:font-size="10pt" officeooo:rsid="001f8927" officeooo:paragraph-rsid="001f8927" fo:background-color="transparent" style:font-size-asian="10pt"/>
    </style:style>
    <style:style style:name="P36" style:family="paragraph" style:parent-style-name="Standard">
      <style:text-properties fo:color="#ffffff" style:font-name="Monospace" fo:font-size="10pt" officeooo:rsid="0029e9ee" officeooo:paragraph-rsid="0029e9ee" fo:background-color="transparent" style:font-size-asian="10pt"/>
    </style:style>
    <style:style style:name="P37" style:family="paragraph" style:parent-style-name="Standard">
      <style:text-properties fo:color="#ffffff" style:font-name="Monospace" fo:font-size="10pt" officeooo:rsid="002c6181" officeooo:paragraph-rsid="002c6181" fo:background-color="transparent" style:font-size-asian="10pt"/>
    </style:style>
    <style:style style:name="P38" style:family="paragraph" style:parent-style-name="Standard">
      <style:text-properties fo:color="#ffffff" style:font-name="Monospace" fo:font-size="10pt" officeooo:rsid="0031e9e7" officeooo:paragraph-rsid="002ff23e" fo:background-color="transparent" style:font-size-asian="10pt"/>
    </style:style>
    <style:style style:name="P39" style:family="paragraph" style:parent-style-name="Standard">
      <style:text-properties fo:color="#ffffff" style:font-name="Monospace" fo:font-size="10pt" officeooo:rsid="002ff23e" officeooo:paragraph-rsid="0031e9e7" fo:background-color="transparent" style:font-size-asian="10pt"/>
    </style:style>
    <style:style style:name="P40" style:family="paragraph" style:parent-style-name="Standard">
      <style:text-properties fo:color="#ffffff" style:font-name="Monospace" fo:font-size="10pt" fo:font-style="normal" style:text-underline-style="none" officeooo:rsid="0031e9e7" officeooo:paragraph-rsid="0031e9e7" fo:background-color="transparent" style:font-size-asian="10pt" style:font-style-asian="normal" style:font-style-complex="normal"/>
    </style:style>
    <style:style style:name="P41" style:family="paragraph" style:parent-style-name="Standard">
      <style:text-properties fo:color="#666666" style:font-name="Monospace" fo:font-size="10pt" fo:font-style="italic" style:text-underline-style="solid" style:text-underline-width="auto" style:text-underline-color="font-color" officeooo:rsid="002dde4a" officeooo:paragraph-rsid="002c6181" fo:background-color="transparent" style:font-size-asian="10pt" style:font-style-asian="italic"/>
    </style:style>
    <style:style style:name="P42" style:family="paragraph" style:parent-style-name="Standard">
      <style:text-properties style:font-name="Liberation Serif" fo:font-size="14pt" fo:font-weight="bold" officeooo:rsid="00331d1f" officeooo:paragraph-rsid="00331d1f" fo:background-color="transparent" style:font-size-asian="14pt" style:font-weight-asian="bold" style:font-size-complex="14pt" style:font-weight-complex="bold"/>
    </style:style>
    <style:style style:name="P43" style:family="paragraph" style:parent-style-name="Standard">
      <style:text-properties style:font-name="Liberation Serif" fo:font-size="12pt" fo:font-weight="normal" officeooo:rsid="00331d1f" officeooo:paragraph-rsid="00331d1f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370c3e" officeooo:paragraph-rsid="00370c3e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3ab782" officeooo:paragraph-rsid="003ab782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e6e6fa" style:font-name="Monospace" fo:font-size="10pt" officeooo:rsid="0031e9e7" officeooo:paragraph-rsid="0031e9e7" style:font-size-asian="10pt"/>
    </style:style>
    <style:style style:name="P47" style:family="paragraph" style:parent-style-name="Standard">
      <style:text-properties fo:color="#e6e6fa" style:font-name="Monospace" fo:font-size="10pt" officeooo:rsid="002ff23e" officeooo:paragraph-rsid="002ff23e" style:font-size-asian="10pt"/>
    </style:style>
    <style:style style:name="P48" style:family="paragraph" style:parent-style-name="Standard">
      <style:text-properties fo:color="#e6e6fa" style:font-name="Monospace" fo:font-size="10pt" officeooo:rsid="0031e9e7" officeooo:paragraph-rsid="0031e9e7" fo:background-color="transparent" style:font-size-asian="10pt"/>
    </style:style>
    <style:style style:name="P49" style:family="paragraph" style:parent-style-name="Standard">
      <style:text-properties fo:color="#e6e6fa" style:font-name="Monospace" fo:font-size="10pt" officeooo:rsid="003254a2" officeooo:paragraph-rsid="0031e9e7" fo:background-color="transparent" style:font-size-asian="10pt"/>
    </style:style>
    <style:style style:name="P50" style:family="paragraph" style:parent-style-name="Standard">
      <style:text-properties fo:color="#e6e6fa" style:font-name="Liberation Serif" fo:font-size="14pt" fo:font-weight="bold" officeooo:rsid="00331d1f" officeooo:paragraph-rsid="00331d1f" fo:background-color="transparent" style:font-size-asian="14pt" style:font-weight-asian="bold" style:font-size-complex="14pt" style:font-weight-complex="bold"/>
    </style:style>
    <style:style style:name="P51" style:family="paragraph" style:parent-style-name="Standard">
      <style:text-properties fo:font-variant="normal" fo:text-transform="none" fo:color="#222222" style:font-name="Galano" fo:font-size="13.5pt" fo:letter-spacing="normal" fo:font-style="normal" fo:font-weight="normal" officeooo:rsid="003ab782" officeooo:paragraph-rsid="003ab782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222222" style:font-name="Galano" fo:font-size="13.5pt" fo:letter-spacing="normal" fo:font-style="normal" fo:font-weight="normal" officeooo:rsid="00407e85" officeooo:paragraph-rsid="00407e85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222222" style:font-name="Galano" fo:font-size="13.5pt" fo:letter-spacing="normal" fo:font-style="normal" fo:font-weight="normal" officeooo:rsid="0041cdd9" officeooo:paragraph-rsid="0041cdd9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222222" style:font-name="Galano" fo:font-size="13.5pt" fo:letter-spacing="normal" fo:font-style="normal" fo:font-weight="normal" officeooo:rsid="0045d033" officeooo:paragraph-rsid="0045d033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eeeeee" style:font-name="Monospace" fo:font-size="10pt" fo:letter-spacing="normal" fo:font-style="normal" style:text-underline-style="none" fo:font-weight="normal" officeooo:rsid="003ab782" officeooo:paragraph-rsid="003ab782" fo:background-color="transparent" style:font-size-asian="10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eeeeee" style:font-name="Monospace" fo:font-size="10pt" fo:letter-spacing="normal" fo:font-style="normal" style:text-underline-style="none" fo:font-weight="normal" officeooo:rsid="00407e85" officeooo:paragraph-rsid="00407e85" fo:background-color="transparent" style:font-size-asian="10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f9faf4" style:font-name="Monospace" fo:font-size="10pt" fo:letter-spacing="normal" fo:font-style="normal" fo:font-weight="normal" officeooo:rsid="00407e85" officeooo:paragraph-rsid="00407e85" fo:background-color="transparent" style:font-size-asian="10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ffffff" style:font-name="Liberation Serif" fo:font-size="13.5pt" fo:letter-spacing="normal" fo:font-style="normal" fo:font-weight="normal" officeooo:rsid="0045d033" officeooo:paragraph-rsid="0045d033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ffffff" style:font-name="Liberation Serif" fo:font-size="13.5pt" fo:letter-spacing="normal" fo:font-style="normal" fo:font-weight="normal" officeooo:rsid="004e779a" officeooo:paragraph-rsid="004e779a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ffffff" style:font-name="Liberation Serif" fo:font-size="13.5pt" fo:letter-spacing="normal" fo:font-style="normal" fo:font-weight="normal" officeooo:rsid="0050cdee" officeooo:paragraph-rsid="0050cdee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808080" officeooo:rsid="003ea696" officeooo:paragraph-rsid="003ea696"/>
    </style:style>
    <style:style style:name="P62" style:family="paragraph" style:parent-style-name="Standard">
      <style:text-properties fo:color="#eeeeee" style:font-name="Liberation Serif" fo:font-size="12pt" fo:font-weight="normal" officeooo:rsid="00331d1f" officeooo:paragraph-rsid="00331d1f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eeeeee" style:font-name="Monospace" fo:font-size="10pt" style:text-underline-style="none" fo:font-weight="normal" officeooo:rsid="0038d732" officeooo:paragraph-rsid="00370c3e" fo:background-color="transparent" style:font-size-asian="10pt" style:font-weight-asian="normal" style:font-size-complex="12pt" style:font-weight-complex="normal"/>
    </style:style>
    <style:style style:name="P64" style:family="paragraph" style:parent-style-name="Standard">
      <style:text-properties fo:color="#eeeeee" style:font-name="Monospace" fo:font-size="10pt" style:text-underline-style="none" fo:font-weight="normal" officeooo:rsid="003ab782" officeooo:paragraph-rsid="003ab782" fo:background-color="transparent" style:font-size-asian="10pt" style:font-weight-asian="normal" style:font-size-complex="12pt" style:font-weight-complex="normal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fo:color="#ffffff" officeooo:rsid="001f8927" officeooo:paragraph-rsid="001f8927"/>
    </style:style>
    <style:style style:name="P66" style:family="paragraph" style:parent-style-name="Standard" style:list-style-name="L1">
      <style:text-properties fo:font-weight="bold" officeooo:rsid="001f8927" officeooo:paragraph-rsid="001f8927" style:font-weight-asian="bold" style:font-weight-complex="bold"/>
    </style:style>
    <style:style style:name="P67" style:family="paragraph" style:parent-style-name="Standard" style:list-style-name="L1">
      <style:text-properties officeooo:rsid="001f8927" officeooo:paragraph-rsid="002a94a5"/>
    </style:style>
    <style:style style:name="P68" style:family="paragraph" style:parent-style-name="Standard" style:list-style-name="L2">
      <style:text-properties fo:color="#ffffff" style:font-name="Monospace" fo:font-size="14pt" fo:font-weight="bold" officeooo:rsid="002c6181" officeooo:paragraph-rsid="002c6181" fo:background-color="transparent" style:font-size-asian="14pt" style:font-weight-asian="bold" style:font-size-complex="14pt" style:font-weight-complex="bold"/>
    </style:style>
    <style:style style:name="P69" style:family="paragraph" style:parent-style-name="Standard" style:list-style-name="L3">
      <style:text-properties officeooo:rsid="002c6181" officeooo:paragraph-rsid="003ea696"/>
    </style:style>
    <style:style style:name="P70" style:family="paragraph" style:parent-style-name="Standard" style:list-style-name="L5">
      <style:text-properties officeooo:rsid="002c6181" officeooo:paragraph-rsid="002c6181"/>
    </style:style>
    <style:style style:name="P71" style:family="paragraph" style:parent-style-name="Standard" style:list-style-name="L6">
      <style:text-properties officeooo:rsid="002c6181" officeooo:paragraph-rsid="002c6181"/>
    </style:style>
    <style:style style:name="P72" style:family="paragraph" style:parent-style-name="Standard" style:list-style-name="L4">
      <style:text-properties fo:color="#808080" officeooo:rsid="003ea696" officeooo:paragraph-rsid="003ea696"/>
    </style:style>
    <style:style style:name="P73" style:family="paragraph" style:parent-style-name="Standard" style:list-style-name="L7">
      <style:text-properties fo:color="#999999" officeooo:rsid="002c6181" officeooo:paragraph-rsid="002dde4a"/>
    </style:style>
    <style:style style:name="P74" style:family="paragraph" style:parent-style-name="Standard" style:list-style-name="L7">
      <style:text-properties fo:color="#666666" style:font-name="Monospace" fo:font-size="10pt" fo:font-style="normal" style:text-underline-style="none" officeooo:rsid="002dde4a" officeooo:paragraph-rsid="002dde4a" fo:background-color="transparent" style:font-size-asian="10pt" style:font-style-asian="normal" style:font-style-complex="normal"/>
    </style:style>
    <style:style style:name="P75" style:family="paragraph" style:parent-style-name="Standard" style:list-style-name="L12">
      <style:text-properties style:font-name="Liberation Serif" fo:font-size="14pt" officeooo:rsid="0031e9e7" officeooo:paragraph-rsid="0031e9e7" style:font-size-asian="14pt" style:font-size-complex="14pt"/>
    </style:style>
    <style:style style:name="P76" style:family="paragraph" style:parent-style-name="Standard">
      <style:text-properties fo:font-variant="normal" fo:text-transform="none" fo:color="#999999" style:font-name="Monospace" fo:font-size="10pt" fo:letter-spacing="normal" fo:font-style="normal" fo:font-weight="normal" officeooo:rsid="004364fe" officeooo:paragraph-rsid="0041cdd9" fo:background-color="transparent" style:font-size-asian="10pt" style:font-weight-asian="normal" style:font-size-complex="12pt" style:font-weight-complex="normal"/>
    </style:style>
    <style:style style:name="P77" style:family="paragraph" style:parent-style-name="Standard">
      <style:text-properties fo:font-variant="normal" fo:text-transform="none" fo:color="#999999" style:font-name="Monospace" fo:font-size="10pt" fo:letter-spacing="normal" fo:font-style="normal" fo:font-weight="normal" officeooo:rsid="0045d033" officeooo:paragraph-rsid="0045d033" fo:background-color="transparent" style:font-size-asian="10pt" style:font-weight-asian="normal" style:font-size-complex="12pt" style:font-weight-complex="normal"/>
    </style:style>
    <style:style style:name="P78" style:family="paragraph" style:parent-style-name="Standard">
      <style:text-properties fo:font-variant="normal" fo:text-transform="none" fo:color="#ffffff" style:font-name="Liberation Serif" fo:font-size="12pt" fo:letter-spacing="normal" fo:font-style="normal" fo:font-weight="normal" officeooo:rsid="0047c04b" officeooo:paragraph-rsid="0045d033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ffffff" style:font-name="Liberation Serif" fo:font-size="12pt" fo:letter-spacing="normal" fo:font-style="normal" fo:font-weight="normal" officeooo:rsid="004e779a" officeooo:paragraph-rsid="004e779a" fo:background-color="transparent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variant="normal" fo:text-transform="none" fo:color="#ffffff" style:font-name="Liberation Serif" fo:font-size="12pt" fo:letter-spacing="normal" fo:font-style="normal" fo:font-weight="normal" officeooo:rsid="0050cdee" officeooo:paragraph-rsid="004e779a" fo:background-color="transparent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variant="normal" fo:text-transform="none" fo:color="#ffffff" style:font-name="Liberation Serif" fo:font-size="12pt" fo:letter-spacing="normal" fo:font-style="normal" fo:font-weight="normal" officeooo:rsid="005463d3" officeooo:paragraph-rsid="005463d3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variant="normal" fo:text-transform="none" fo:color="#ffffff" style:font-name="Liberation Serif" fo:font-size="12pt" fo:letter-spacing="normal" fo:font-style="normal" fo:font-weight="normal" officeooo:rsid="00552887" officeooo:paragraph-rsid="00552887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variant="normal" fo:text-transform="none" fo:color="#a0a0a0" style:font-name="Monospace" fo:font-size="10pt" fo:letter-spacing="normal" fo:font-style="italic" fo:font-weight="normal" officeooo:rsid="0050cdee" officeooo:paragraph-rsid="004e779a" fo:background-color="transparent" style:font-size-asian="10pt" style:font-style-asian="italic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ffffff" style:font-name="Liberation Serif" fo:font-size="13pt" fo:font-weight="bold" officeooo:rsid="001f8927" officeooo:paragraph-rsid="002a94a5" fo:background-color="transparent" style:font-size-asian="13pt" style:font-weight-asian="bold" style:font-size-complex="13pt" style:font-weight-complex="bold"/>
    </style:style>
    <style:style style:name="P85" style:family="paragraph" style:parent-style-name="Standard" style:list-style-name="L9">
      <style:paragraph-properties fo:margin-left="0cm" fo:margin-right="0cm" fo:text-align="start" style:justify-single-word="false" fo:text-indent="0cm" style:auto-text-indent="false"/>
      <style:text-properties fo:color="#ffffff" style:font-name="Liberation Serif" fo:font-size="12pt" officeooo:rsid="002c6181" officeooo:paragraph-rsid="002dde4a" fo:background-color="transparent" style:font-size-asian="12pt" style:font-size-complex="12pt"/>
    </style:style>
    <style:style style:name="P86" style:family="paragraph" style:parent-style-name="Standard" style:list-style-name="L9">
      <style:paragraph-properties fo:margin-left="0cm" fo:margin-right="0cm" fo:text-align="start" style:justify-single-word="false" fo:text-indent="0cm" style:auto-text-indent="false"/>
      <style:text-properties fo:color="#ffffff" officeooo:paragraph-rsid="002dde4a"/>
    </style:style>
    <style:style style:name="P87" style:family="paragraph" style:parent-style-name="Standard" style:list-style-name="L10">
      <style:paragraph-properties fo:margin-left="0cm" fo:margin-right="0cm" fo:text-align="start" style:justify-single-word="false" fo:text-indent="0cm" style:auto-text-indent="false"/>
      <style:text-properties fo:color="#ffffff" officeooo:rsid="003ea696" officeooo:paragraph-rsid="003ea696" fo:background-color="transparent"/>
    </style:style>
    <style:style style:name="P88" style:family="paragraph" style:parent-style-name="Standard" style:list-style-name="L9">
      <style:paragraph-properties fo:margin-left="0cm" fo:margin-right="0cm" fo:text-align="start" style:justify-single-word="false" fo:text-indent="0cm" style:auto-text-indent="false"/>
      <style:text-properties fo:color="#e6e6fa" style:font-name="Liberation Serif" fo:font-size="12pt" officeooo:rsid="00200f0f" officeooo:paragraph-rsid="002dde4a" fo:background-color="transparent" style:font-size-asian="12pt" style:font-size-complex="12pt"/>
    </style:style>
    <style:style style:name="P89" style:family="paragraph" style:parent-style-name="Standard" style:list-style-name="L11">
      <style:paragraph-properties fo:margin-left="0cm" fo:margin-right="0cm" fo:text-align="start" style:justify-single-word="false" fo:text-indent="0cm" style:auto-text-indent="false"/>
      <style:text-properties fo:color="#f9faf4" style:font-name="Liberation Serif" fo:font-size="12pt" fo:font-weight="bold" officeooo:rsid="003ed6aa" officeooo:paragraph-rsid="003ed6aa" fo:background-color="transparent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style:font-name="Monospace" fo:font-size="10pt" style:font-size-asian="10pt"/>
    </style:style>
    <style:style style:name="P91" style:family="paragraph" style:parent-style-name="Standard" style:list-style-name="L8">
      <style:paragraph-properties fo:margin-left="1.27cm" fo:margin-right="0cm" fo:text-indent="-0.635cm" style:auto-text-indent="false"/>
      <style:text-properties fo:color="#ffffff" officeooo:rsid="002c6181" officeooo:paragraph-rsid="002c6181"/>
    </style:style>
    <style:style style:name="T1" style:family="text">
      <style:text-properties fo:color="#cc6c1d" style:font-name="Monospace" fo:font-size="10pt" style:font-size-asian="10pt"/>
    </style:style>
    <style:style style:name="T2" style:family="text">
      <style:text-properties fo:color="#cc6c1d" style:font-name="Monospace" fo:font-size="10pt" fo:background-color="transparent" loext:char-shading-value="0" style:font-size-asian="10pt"/>
    </style:style>
    <style:style style:name="T3" style:family="text">
      <style:text-properties fo:color="#cc6c1d" style:font-name="Monospace" fo:font-size="10pt" officeooo:rsid="0031e9e7" fo:background-color="transparent" loext:char-shading-value="0" style:font-size-asian="10pt"/>
    </style:style>
    <style:style style:name="T4" style:family="text">
      <style:text-properties fo:color="#d9e8f7" style:font-name="Monospace" fo:font-size="10pt" style:font-size-asian="10pt"/>
    </style:style>
    <style:style style:name="T5" style:family="text">
      <style:text-properties fo:color="#d9e8f7" style:font-name="Monospace" fo:font-size="10pt" officeooo:rsid="002ff23e" style:font-size-asian="10pt"/>
    </style:style>
    <style:style style:name="T6" style:family="text">
      <style:text-properties fo:color="#d9e8f7" style:font-name="Monospace" fo:font-size="10pt" fo:background-color="transparent" loext:char-shading-value="0" style:font-size-asian="10pt"/>
    </style:style>
    <style:style style:name="T7" style:family="text">
      <style:text-properties fo:color="#d9e8f7" style:font-name="Monospace" fo:font-size="10pt" officeooo:rsid="002ff23e" fo:background-color="transparent" loext:char-shading-value="0" style:font-size-asian="10pt"/>
    </style:style>
    <style:style style:name="T8" style:family="text">
      <style:text-properties fo:color="#e6e6fa"/>
    </style:style>
    <style:style style:name="T9" style:family="text">
      <style:text-properties fo:color="#e6e6fa" style:font-name="Monospace" fo:font-size="10pt" style:font-size-asian="10pt"/>
    </style:style>
    <style:style style:name="T10" style:family="text">
      <style:text-properties fo:color="#e6e6fa" style:font-name="Monospace" fo:font-size="10pt" officeooo:rsid="00200f0f" style:font-size-asian="10pt"/>
    </style:style>
    <style:style style:name="T11" style:family="text">
      <style:text-properties fo:color="#e6e6fa" style:font-name="Monospace" fo:font-size="10pt" officeooo:rsid="0021c8a3" style:font-size-asian="10pt"/>
    </style:style>
    <style:style style:name="T12" style:family="text">
      <style:text-properties fo:color="#e6e6fa" style:font-name="Monospace" fo:font-size="10pt" officeooo:rsid="002ff23e" style:font-size-asian="10pt"/>
    </style:style>
    <style:style style:name="T13" style:family="text">
      <style:text-properties fo:color="#e6e6fa" style:font-name="Monospace" fo:font-size="10pt" officeooo:rsid="003254a2" style:font-size-asian="10pt"/>
    </style:style>
    <style:style style:name="T14" style:family="text">
      <style:text-properties fo:color="#e6e6fa" style:font-name="Monospace" fo:font-size="10pt" officeooo:rsid="002c6181" fo:background-color="transparent" loext:char-shading-value="0" style:font-size-asian="10pt"/>
    </style:style>
    <style:style style:name="T15" style:family="text">
      <style:text-properties fo:color="#e6e6fa" style:font-name="Monospace" fo:font-size="10pt" officeooo:rsid="00200f0f" fo:background-color="transparent" loext:char-shading-value="0" style:font-size-asian="10pt"/>
    </style:style>
    <style:style style:name="T16" style:family="text">
      <style:text-properties fo:color="#e6e6fa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e6e6fa" style:font-name="Monospace" fo:font-size="10pt" style:text-underline-style="none" style:font-size-asian="10pt"/>
    </style:style>
    <style:style style:name="T18" style:family="text">
      <style:text-properties fo:color="#e6e6fa" officeooo:rsid="003254a2"/>
    </style:style>
    <style:style style:name="T19" style:family="text">
      <style:text-properties fo:color="#e6e6fa" style:font-name="Liberation Serif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a0a0a0" style:font-name="Monospace" fo:font-size="10pt" fo:font-style="italic" style:font-size-asian="10pt" style:font-style-asian="italic"/>
    </style:style>
    <style:style style:name="T21" style:family="text">
      <style:text-properties fo:color="#a0a0a0" style:font-name="Monospace" fo:font-size="10pt" fo:font-style="italic" fo:background-color="transparent" loext:char-shading-value="0" style:font-size-asian="10pt" style:font-style-asian="italic"/>
    </style:style>
    <style:style style:name="T22" style:family="text">
      <style:text-properties fo:color="#a0a0a0" style:font-name="Monospace" fo:font-size="10pt" fo:font-style="italic" style:text-underline-style="none" style:font-size-asian="10pt" style:font-style-asian="italic"/>
    </style:style>
    <style:style style:name="T23" style:family="text">
      <style:text-properties fo:color="#1290c3" style:font-name="Monospace" fo:font-size="10pt" style:font-size-asian="10pt"/>
    </style:style>
    <style:style style:name="T24" style:family="text">
      <style:text-properties fo:color="#1290c3" style:font-name="Monospace" fo:font-size="10pt" fo:background-color="transparent" loext:char-shading-value="0" style:font-size-asian="10pt"/>
    </style:style>
    <style:style style:name="T25" style:family="text">
      <style:text-properties fo:color="#1290c3" style:font-name="Monospace" fo:font-size="10pt" officeooo:rsid="002ff23e" fo:background-color="transparent" loext:char-shading-value="0" style:font-size-asian="10pt"/>
    </style:style>
    <style:style style:name="T26" style:family="text">
      <style:text-properties fo:color="#3eabe6" style:font-name="Monospace" fo:font-size="10pt" style:font-size-asian="10pt"/>
    </style:style>
    <style:style style:name="T27" style:family="text">
      <style:text-properties fo:color="#3eabe6" style:font-name="Monospace" fo:font-size="10pt" fo:background-color="transparent" loext:char-shading-value="0" style:font-size-asian="10pt"/>
    </style:style>
    <style:style style:name="T28" style:family="text">
      <style:text-properties fo:color="#f9faf4" style:font-name="Monospace" fo:font-size="10pt" style:font-size-asian="10pt"/>
    </style:style>
    <style:style style:name="T29" style:family="text">
      <style:text-properties fo:color="#f9faf4" style:font-name="Monospace" fo:font-size="10pt" officeooo:rsid="0031e9e7" style:font-size-asian="10pt"/>
    </style:style>
    <style:style style:name="T30" style:family="text">
      <style:text-properties fo:color="#f9faf4" style:font-name="Monospace" fo:font-size="10pt" officeooo:rsid="0041cdd9" style:font-size-asian="10pt"/>
    </style:style>
    <style:style style:name="T31" style:family="text">
      <style:text-properties fo:color="#f9faf4" style:font-name="Monospace" fo:font-size="10pt" officeooo:rsid="004364fe" style:font-size-asian="10pt"/>
    </style:style>
    <style:style style:name="T32" style:family="text">
      <style:text-properties fo:color="#f9faf4" style:font-name="Monospace" fo:font-size="10pt" style:text-underline-style="solid" style:text-underline-width="auto" style:text-underline-color="font-color" style:font-size-asian="10pt"/>
    </style:style>
    <style:style style:name="T33" style:family="text">
      <style:text-properties fo:color="#f9faf4" style:font-name="Monospace" fo:font-size="10pt" fo:background-color="transparent" loext:char-shading-value="0" style:font-size-asian="10pt"/>
    </style:style>
    <style:style style:name="T34" style:family="text">
      <style:text-properties fo:color="#f9faf4" style:font-name="Monospace" fo:font-size="10pt" officeooo:rsid="002c6181" fo:background-color="transparent" loext:char-shading-value="0" style:font-size-asian="10pt"/>
    </style:style>
    <style:style style:name="T35" style:family="text">
      <style:text-properties fo:color="#f9faf4" style:font-name="Monospace" fo:font-size="10pt" style:text-underline-style="none" style:font-size-asian="10pt"/>
    </style:style>
    <style:style style:name="T36" style:family="text">
      <style:text-properties fo:color="#1eb540" style:font-name="Monospace" fo:font-size="10pt" style:font-size-asian="10pt"/>
    </style:style>
    <style:style style:name="T37" style:family="text">
      <style:text-properties fo:color="#1eb540" style:font-name="Monospace" fo:font-size="10pt" fo:background-color="transparent" loext:char-shading-value="0" style:font-size-asian="10pt"/>
    </style:style>
    <style:style style:name="T38" style:family="text">
      <style:text-properties fo:color="#1eb540" style:font-name="Monospace" fo:font-size="10pt" fo:font-weight="bold" fo:background-color="transparent" loext:char-shading-value="0" style:font-size-asian="10pt" style:font-weight-asian="bold" style:font-weight-complex="bold"/>
    </style:style>
    <style:style style:name="T39" style:family="text">
      <style:text-properties fo:color="#79abff" style:font-name="Monospace" fo:font-size="10pt" style:font-size-asian="10pt"/>
    </style:style>
    <style:style style:name="T40" style:family="text">
      <style:text-properties fo:color="#79abff" style:font-name="Monospace" fo:font-size="10pt" fo:background-color="transparent" loext:char-shading-value="0" style:font-size-asian="10pt"/>
    </style:style>
    <style:style style:name="T41" style:family="text">
      <style:text-properties fo:color="#79abff" style:font-name="Monospace" fo:font-size="10pt" officeooo:rsid="002ff23e" fo:background-color="transparent" loext:char-shading-value="0" style:font-size-asian="10pt"/>
    </style:style>
    <style:style style:name="T42" style:family="text">
      <style:text-properties fo:color="#79abff" style:font-name="Monospace" fo:font-size="10pt" fo:font-style="normal" style:text-underline-style="none" style:font-size-asian="10pt" style:font-style-asian="normal" style:font-style-complex="normal"/>
    </style:style>
    <style:style style:name="T43" style:family="text">
      <style:text-properties fo:color="#a7ec21" style:font-name="Monospace" fo:font-size="10pt" style:font-size-asian="10pt"/>
    </style:style>
    <style:style style:name="T44" style:family="text">
      <style:text-properties fo:color="#a7ec21" style:font-name="Monospace" fo:font-size="10pt" style:text-underline-style="solid" style:text-underline-width="auto" style:text-underline-color="font-color" fo:background-color="transparent" loext:char-shading-value="0" style:font-size-asian="10pt"/>
    </style:style>
    <style:style style:name="T45" style:family="text">
      <style:text-properties fo:color="#a7ec21" style:font-name="Monospace" fo:font-size="10pt" officeooo:rsid="002c6181" fo:background-color="transparent" loext:char-shading-value="0" style:font-size-asian="10pt"/>
    </style:style>
    <style:style style:name="T46" style:family="text">
      <style:text-properties fo:color="#80f2f6" style:font-name="Monospace" fo:font-size="10pt" style:font-size-asian="10pt"/>
    </style:style>
    <style:style style:name="T47" style:family="text">
      <style:text-properties fo:color="#80f2f6" style:font-name="Monospace" fo:font-size="10pt" officeooo:rsid="002ff23e" style:font-size-asian="10pt"/>
    </style:style>
    <style:style style:name="T48" style:family="text">
      <style:text-properties fo:color="#f2f200" style:font-name="Monospace" fo:font-size="10pt" style:font-size-asian="10pt"/>
    </style:style>
    <style:style style:name="T49" style:family="text">
      <style:text-properties fo:color="#f2f200" style:font-name="Monospace" fo:font-size="10pt" officeooo:rsid="002ff23e" style:font-size-asian="10pt"/>
    </style:style>
    <style:style style:name="T50" style:family="text">
      <style:text-properties fo:color="#808080" style:text-line-through-style="solid" style:text-line-through-type="single" style:font-name="Monospace" fo:font-size="10pt" style:text-underline-style="solid" style:text-underline-width="auto" style:text-underline-color="font-color" style:font-size-asian="10pt"/>
    </style:style>
    <style:style style:name="T51" style:family="text">
      <style:text-properties fo:color="#808080" style:font-name="Monospace" fo:font-size="10pt" style:font-size-asian="10pt"/>
    </style:style>
    <style:style style:name="T52" style:family="text">
      <style:text-properties fo:color="#17c6a3" style:font-name="Monospace" fo:font-size="10pt" style:font-size-asian="10pt"/>
    </style:style>
    <style:style style:name="T53" style:family="text">
      <style:text-properties fo:color="#f3ec79" style:font-name="Monospace" fo:font-size="10pt" style:font-size-asian="10pt"/>
    </style:style>
    <style:style style:name="T54" style:family="text">
      <style:text-properties fo:color="#569cd6" style:font-name="Monospace" fo:font-size="10pt" style:font-size-asian="10pt"/>
    </style:style>
    <style:style style:name="T55" style:family="text">
      <style:text-properties fo:color="#aaaaaa" style:font-name="Monospace" fo:font-size="10pt" style:font-size-asian="10pt"/>
    </style:style>
    <style:style style:name="T56" style:family="text">
      <style:text-properties fo:color="#aaaaaa" style:font-name="Monospace" fo:font-size="10pt" style:text-underline-style="solid" style:text-underline-width="auto" style:text-underline-color="font-color" fo:background-color="transparent" loext:char-shading-value="0" style:font-size-asian="10pt"/>
    </style:style>
    <style:style style:name="T57" style:family="text">
      <style:text-properties style:font-name="Monospace" fo:font-size="10pt" fo:background-color="transparent" loext:char-shading-value="0" style:font-size-asian="10pt"/>
    </style:style>
    <style:style style:name="T58" style:family="text">
      <style:text-properties fo:color="#52ca11" style:font-name="Monospace" fo:font-size="10pt" style:text-underline-style="solid" style:text-underline-width="auto" style:text-underline-color="font-color" fo:background-color="transparent" loext:char-shading-value="0" style:font-size-asian="10pt"/>
    </style:style>
    <style:style style:name="T59" style:family="text">
      <style:text-properties fo:color="#17c694" style:font-name="Monospace" fo:font-size="10pt" fo:font-style="italic" style:text-underline-style="solid" style:text-underline-width="auto" style:text-underline-color="font-color" fo:background-color="transparent" loext:char-shading-value="0" style:font-size-asian="10pt" style:font-style-asian="italic"/>
    </style:style>
    <style:style style:name="T60" style:family="text">
      <style:text-properties fo:color="#17c694" style:font-name="Monospace" fo:font-size="10pt" fo:font-style="italic" style:text-underline-style="solid" style:text-underline-width="auto" style:text-underline-color="font-color" officeooo:rsid="002dde4a" fo:background-color="transparent" loext:char-shading-value="0" style:font-size-asian="10pt" style:font-style-asian="italic"/>
    </style:style>
    <style:style style:name="T61" style:family="text">
      <style:text-properties fo:background-color="transparent" loext:char-shading-value="0"/>
    </style:style>
    <style:style style:name="T62" style:family="text">
      <style:text-properties fo:color="#ffffff" style:font-name="Monospace" fo:font-size="10pt" fo:background-color="transparent" loext:char-shading-value="0" style:font-size-asian="10pt"/>
    </style:style>
    <style:style style:name="T63" style:family="text">
      <style:text-properties fo:color="#ffffff" style:font-name="Monospace" fo:font-size="10pt" officeooo:rsid="0031e9e7" fo:background-color="transparent" loext:char-shading-value="0" style:font-size-asian="10pt"/>
    </style:style>
    <style:style style:name="T64" style:family="text">
      <style:text-properties fo:color="#ffffff" style:font-name="Monospace" fo:font-size="10pt" fo:font-weight="bold" fo:background-color="transparent" loext:char-shading-value="0" style:font-size-asian="10pt" style:font-weight-asian="bold" style:font-weight-complex="bold"/>
    </style:style>
    <style:style style:name="T65" style:family="text">
      <style:text-properties fo:color="#ffffff" style:font-name="Monospace" fo:font-size="10pt" style:font-size-asian="10pt"/>
    </style:style>
    <style:style style:name="T66" style:family="text">
      <style:text-properties fo:color="#ffffff" style:font-name="Monospace" fo:font-size="10pt" officeooo:rsid="004364fe" style:font-size-asian="10pt"/>
    </style:style>
    <style:style style:name="T67" style:family="text">
      <style:text-properties fo:color="#ffffff" fo:font-weight="bold" style:font-weight-asian="bold" style:font-weight-complex="bold"/>
    </style:style>
    <style:style style:name="T68" style:family="text">
      <style:text-properties fo:color="#ffffff" fo:font-weight="bold" officeooo:rsid="002a94a5" style:font-weight-asian="bold" style:font-weight-complex="bold"/>
    </style:style>
    <style:style style:name="T69" style:family="text">
      <style:text-properties fo:color="#ffffff" fo:font-weight="bold" officeooo:rsid="002453b3" style:font-weight-asian="bold" style:font-weight-complex="bold"/>
    </style:style>
    <style:style style:name="T70" style:family="text">
      <style:text-properties fo:color="#ffffff" fo:background-color="transparent" loext:char-shading-value="0"/>
    </style:style>
    <style:style style:name="T71" style:family="text">
      <style:text-properties fo:color="#ffffff" officeooo:rsid="002ff23e" fo:background-color="transparent" loext:char-shading-value="0"/>
    </style:style>
    <style:style style:name="T72" style:family="text">
      <style:text-properties fo:color="#ffffff" style:font-name="Liberation Serif" fo:font-size="14pt" style:font-size-asian="14pt" style:font-size-complex="14pt"/>
    </style:style>
    <style:style style:name="T73" style:family="text">
      <style:text-properties fo:color="#ffffff" style:font-name="Liberation Serif" fo:font-size="14pt" officeooo:rsid="004364fe" style:font-size-asian="14pt" style:font-size-complex="14pt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officeooo:rsid="002c6181"/>
    </style:style>
    <style:style style:name="T76" style:family="text">
      <style:text-properties fo:color="#81d41a"/>
    </style:style>
    <style:style style:name="T77" style:family="text">
      <style:text-properties fo:color="#81d41a" style:font-name="Monospace" fo:font-size="10pt" officeooo:rsid="00200f0f" style:font-size-asian="10pt"/>
    </style:style>
    <style:style style:name="T78" style:family="text">
      <style:text-properties fo:color="#81d41a" style:font-name="Monospace" fo:font-size="10pt" officeooo:rsid="00200f0f" fo:background-color="transparent" loext:char-shading-value="0" style:font-size-asian="10pt"/>
    </style:style>
    <style:style style:name="T79" style:family="text">
      <style:text-properties fo:color="#81d41a" style:font-name="Monospace" fo:font-size="10pt" style:text-underline-style="none" style:font-size-asian="10pt"/>
    </style:style>
    <style:style style:name="T80" style:family="text">
      <style:text-properties fo:color="#81d41a" style:font-name="Monospace" fo:font-size="10pt" style:text-underline-style="none" officeooo:rsid="0038d732" style:font-size-asian="10pt"/>
    </style:style>
    <style:style style:name="T81" style:family="text">
      <style:text-properties fo:color="#81d41a" style:text-underline-style="solid" style:text-underline-width="auto" style:text-underline-color="font-color" officeooo:rsid="002dde4a"/>
    </style:style>
    <style:style style:name="T82" style:family="text">
      <style:text-properties fo:color="#81d41a" fo:font-size="12pt" style:font-size-asian="10.5pt"/>
    </style:style>
    <style:style style:name="T83" style:family="text">
      <style:text-properties fo:color="#81d41a" fo:font-size="12pt" officeooo:rsid="0047f32e" style:font-size-asian="10.5pt"/>
    </style:style>
    <style:style style:name="T84" style:family="text">
      <style:text-properties officeooo:rsid="002dde4a"/>
    </style:style>
    <style:style style:name="T85" style:family="text">
      <style:text-properties style:font-name="Liberation Serif" fo:font-size="12pt" officeooo:rsid="00200f0f" fo:background-color="transparent" loext:char-shading-value="0" style:font-size-asian="12pt" style:font-size-complex="12pt"/>
    </style:style>
    <style:style style:name="T86" style:family="text">
      <style:text-properties style:font-name="Liberation Serif" fo:font-size="12pt" officeooo:rsid="002c6181" fo:background-color="transparent" loext:char-shading-value="0" style:font-size-asian="12pt" style:font-size-complex="12pt"/>
    </style:style>
    <style:style style:name="T87" style:family="text">
      <style:text-properties fo:font-variant="normal" fo:text-transform="none" fo:color="#3d464d" style:font-name="Consolas" fo:font-size="13.5pt" fo:letter-spacing="normal" fo:font-style="normal" fo:font-weight="normal" officeooo:rsid="0031e9e7" fo:background-color="#ffffff" loext:char-shading-value="0" style:font-size-asian="10pt" loext:padding="0cm" loext:border="none"/>
    </style:style>
    <style:style style:name="T88" style:family="text">
      <style:text-properties fo:font-variant="normal" fo:text-transform="none" fo:color="#999999" style:font-name="Consolas" fo:font-size="13.5pt" fo:letter-spacing="normal" fo:font-style="normal" fo:font-weight="normal" officeooo:rsid="0031e9e7" fo:background-color="#ffffff" loext:char-shading-value="0" style:font-size-asian="10pt" loext:padding="0cm" loext:border="none"/>
    </style:style>
    <style:style style:name="T89" style:family="text">
      <style:text-properties fo:font-variant="normal" fo:text-transform="none" fo:color="#000000" fo:letter-spacing="normal" fo:background-color="transparent" loext:char-shading-value="0" loext:padding="0cm" loext:border="none"/>
    </style:style>
    <style:style style:name="T90" style:family="text">
      <style:text-properties fo:font-variant="normal" fo:text-transform="none" fo:color="#000000" style:font-name="Consolas" fo:font-size="13.5pt" fo:letter-spacing="normal" fo:font-style="normal" fo:font-weight="normal" fo:background-color="transparent" loext:char-shading-value="0" loext:padding="0cm" loext:border="none"/>
    </style:style>
    <style:style style:name="T91" style:family="text">
      <style:text-properties fo:color="#96ec3f" style:font-name="Monospace" fo:font-size="10pt" fo:font-style="italic" style:font-size-asian="10pt" style:font-style-asian="italic"/>
    </style:style>
    <style:style style:name="T92" style:family="text">
      <style:text-properties fo:color="#96ec3f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93" style:family="text">
      <style:text-properties fo:color="#66e1f8" style:font-name="Monospace" fo:font-size="10pt" style:font-size-asian="10pt"/>
    </style:style>
    <style:style style:name="T94" style:family="text">
      <style:text-properties fo:color="#eeeeee"/>
    </style:style>
    <style:style style:name="T95" style:family="text">
      <style:text-properties fo:color="#eeeeee" style:font-name="Monospace" fo:font-size="10pt" style:text-underline-style="none" style:font-size-asian="10pt"/>
    </style:style>
    <style:style style:name="T96" style:family="text">
      <style:text-properties fo:color="#eeeeee" style:font-name="Monospace" fo:font-size="10pt" style:text-underline-style="none" officeooo:rsid="0038d732" style:font-size-asian="10pt"/>
    </style:style>
    <style:style style:name="T97" style:family="text">
      <style:text-properties fo:color="#66aff9" style:font-name="Monospace" fo:font-size="10pt" style:text-underline-style="solid" style:text-underline-width="auto" style:text-underline-color="font-color" style:font-size-asian="10pt"/>
    </style:style>
    <style:style style:name="T98" style:family="text">
      <style:text-properties fo:color="#66aff9" style:font-name="Monospace" fo:font-size="10pt" style:text-underline-style="solid" style:text-underline-width="auto" style:text-underline-color="font-color" officeooo:rsid="0038d732" style:font-size-asian="10pt"/>
    </style:style>
    <style:style style:name="T99" style:family="text">
      <style:text-properties fo:color="#80f6a7" style:font-name="Monospace" fo:font-size="10pt" style:text-underline-style="solid" style:text-underline-width="auto" style:text-underline-color="font-color" style:font-size-asian="10pt"/>
    </style:style>
    <style:style style:name="T100" style:family="text">
      <style:text-properties fo:color="#80f6a7" style:font-name="Monospace" fo:font-size="10pt" style:text-underline-style="none" style:font-size-asian="10pt"/>
    </style:style>
    <style:style style:name="T101" style:family="text">
      <style:text-properties fo:color="#80f6a7" style:font-name="Monospace" fo:font-size="10pt" style:font-size-asian="10pt"/>
    </style:style>
    <style:style style:name="T102" style:family="text">
      <style:text-properties fo:color="#999999" style:font-name="Monospace" fo:font-size="10pt" style:font-size-asian="10pt"/>
    </style:style>
    <style:style style:name="T103" style:family="text">
      <style:text-properties fo:color="#999999" style:font-name="Monospace" fo:font-size="10pt" officeooo:rsid="004364fe" style:font-size-asian="10pt"/>
    </style:style>
    <style:style style:name="T104" style:family="text">
      <style:text-properties fo:color="#999999" style:font-name="Monospace" fo:font-size="10pt" style:text-underline-style="none" style:font-size-asian="10pt"/>
    </style:style>
    <style:style style:name="T105" style:family="text">
      <style:text-properties fo:font-size="12pt"/>
    </style:style>
    <style:style style:name="T106" style:family="text">
      <style:text-properties fo:font-size="12pt" style:font-size-asian="10.5pt"/>
    </style:style>
    <style:style style:name="T107" style:family="text">
      <style:text-properties fo:font-size="12pt" officeooo:rsid="0047c04b" style:font-size-asian="10.5pt"/>
    </style:style>
    <style:style style:name="T108" style:family="text">
      <style:text-properties fo:font-size="12pt" officeooo:rsid="0047f32e" style:font-size-asian="10.5pt"/>
    </style:style>
    <style:style style:name="T109" style:family="text">
      <style:text-properties fo:font-size="12pt" officeooo:rsid="0048b65f" style:font-size-asian="10.5pt"/>
    </style:style>
    <style:style style:name="T110" style:family="text">
      <style:text-properties fo:font-size="12pt" officeooo:rsid="004fa60d" style:font-size-asian="10.5pt"/>
    </style:style>
    <style:style style:name="T111" style:family="text">
      <style:text-properties fo:font-size="12pt" officeooo:rsid="0050cdee" style:font-size-asian="10.5pt"/>
    </style:style>
    <style:style style:name="T112" style:family="text">
      <style:text-properties fo:font-size="12pt" officeooo:rsid="005140bd" style:font-size-asian="10.5pt"/>
    </style:style>
    <style:style style:name="T113" style:family="text">
      <style:text-properties fo:font-size="10pt" style:font-size-asian="10pt"/>
    </style:style>
    <style:style style:name="T114" style:family="text">
      <style:text-properties fo:color="#ec9ba4" fo:font-size="12pt" style:font-size-asian="10.5pt"/>
    </style:style>
    <style:style style:name="T115" style:family="text">
      <style:text-properties fo:color="#ec9ba4" fo:font-size="12pt" officeooo:rsid="0047f32e" style:font-size-asian="10.5pt"/>
    </style:style>
    <style:style style:name="T116" style:family="text">
      <style:text-properties fo:color="#b166da" style:font-name="Monospace" fo:font-size="10pt" style:font-size-asian="10pt"/>
    </style:style>
    <style:style style:name="T117" style:family="text">
      <style:text-properties fo:color="#b2b2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71090657" text:style-name="L1">
        <text:list-header>
          <text:p text:style-name="P66"/>
        </text:list-header>
      </text:list>
      <text:p text:style-name="P26"/>
      <text:p text:style-name="P35"/>
      <text:list xml:id="list195714139359303" text:continue-numbering="true" text:style-name="L1">
        <text:list-item>
          <text:p text:style-name="P67"><text:span text:style-name="T67">Dependenc</text:span><text:span text:style-name="T68">ia</text:span><text:span text:style-name="T67"> </text:span><text:span text:style-name="T68">p</text:span><text:span text:style-name="T67">om xml </text:span><text:span text:style-name="T69">do Spring Security</text:span><text:span text:style-name="T67">:</text:span> </text:p>
        </text:list-item>
      </text:list>
      <text:p text:style-name="P27"/>
      <text:p text:style-name="P27"><text:span text:style-name="T51">&lt;</text:span><text:span text:style-name="T54">dependency</text:span><text:span text:style-name="T51">&gt;</text:span></text:p>
      <text:p text:style-name="P4"><text:span text:style-name="T55"><text:tab/></text:span><text:span text:style-name="T51">&lt;</text:span><text:span text:style-name="T54">groupId</text:span><text:span text:style-name="T51">&gt;</text:span><text:span text:style-name="T55">org.springframework.boot</text:span><text:span text:style-name="T51">&lt;/</text:span><text:span text:style-name="T54">groupId</text:span><text:span text:style-name="T51">&gt;</text:span></text:p>
      <text:p text:style-name="P4"><text:span text:style-name="T55"><text:tab/></text:span><text:span text:style-name="T51">&lt;</text:span><text:span text:style-name="T54">artifactId</text:span><text:span text:style-name="T51">&gt;</text:span><text:span text:style-name="T55">spring-boot-starter-security</text:span><text:span text:style-name="T51">&lt;/</text:span><text:span text:style-name="T54">artifactId</text:span><text:span text:style-name="T51">&gt;</text:span></text:p>
      <text:p text:style-name="P9"><text:span text:style-name="T51">&lt;/</text:span><text:span text:style-name="T54">dependency</text:span><text:span text:style-name="T51">&gt;</text:span></text:p>
      <text:p text:style-name="P12"/>
      <text:list xml:id="list195714543691122" text:continue-numbering="true" text:style-name="L1">
        <text:list-item>
          <text:p text:style-name="P84">Exemplo de Spring Security </text:p>
        </text:list-item>
      </text:list>
      <text:p text:style-name="P35"/>
      <text:p text:style-name="P28"><text:span text:style-name="T1">package</text:span><text:span text:style-name="T4"> br</text:span><text:span text:style-name="T9">.</text:span><text:span text:style-name="T4">com</text:span><text:span text:style-name="T9">.</text:span><text:span text:style-name="T4">alura</text:span><text:span text:style-name="T9">.</text:span><text:span text:style-name="T4">mvc</text:span><text:span text:style-name="T9">.</text:span><text:span text:style-name="T4">mudi</text:span><text:span text:style-name="T9">.</text:span><text:span text:style-name="T4">controller</text:span><text:span text:style-name="T9">;</text:span></text:p>
      <text:p text:style-name="P6"/>
      <text:p text:style-name="P7"><text:span text:style-name="T1">import</text:span><text:span text:style-name="T4"> org</text:span><text:span text:style-name="T9">.</text:span><text:span text:style-name="T4">springframework</text:span><text:span text:style-name="T9">.</text:span><text:span text:style-name="T4">context</text:span><text:span text:style-name="T9">.</text:span><text:span text:style-name="T4">annotation</text:span><text:span text:style-name="T9">.</text:span><text:span text:style-name="T4">Bean</text:span><text:span text:style-name="T9">;</text:span></text:p>
      <text:p text:style-name="P7"><text:span text:style-name="T1">import</text:span><text:span text:style-name="T4"> org</text:span><text:span text:style-name="T9">.</text:span><text:span text:style-name="T4">springframework</text:span><text:span text:style-name="T9">.</text:span><text:span text:style-name="T4">context</text:span><text:span text:style-name="T9">.</text:span><text:span text:style-name="T4">annotation</text:span><text:span text:style-name="T9">.</text:span><text:span text:style-name="T4">Configuration</text:span><text:span text:style-name="T9">;</text:span></text:p>
      <text:p text:style-name="P7"><text:span text:style-name="T1">import</text:span><text:span text:style-name="T4"> org</text:span><text:span text:style-name="T9">.</text:span><text:span text:style-name="T4">springframework</text:span><text:span text:style-name="T9">.</text:span><text:span text:style-name="T4">security</text:span><text:span text:style-name="T9">.</text:span><text:span text:style-name="T4">config</text:span><text:span text:style-name="T9">.</text:span><text:span text:style-name="T4">annotation</text:span><text:span text:style-name="T9">.</text:span><text:span text:style-name="T4">web</text:span><text:span text:style-name="T9">.</text:span><text:span text:style-name="T4">builders</text:span><text:span text:style-name="T9">.</text:span><text:span text:style-name="T4">HttpSecurity</text:span><text:span text:style-name="T9">;</text:span></text:p>
      <text:p text:style-name="P7"><text:span text:style-name="T1">import</text:span><text:span text:style-name="T4"> org</text:span><text:span text:style-name="T9">.</text:span><text:span text:style-name="T4">springframework</text:span><text:span text:style-name="T9">.</text:span><text:span text:style-name="T4">security</text:span><text:span text:style-name="T9">.</text:span><text:span text:style-name="T4">config</text:span><text:span text:style-name="T9">.</text:span><text:span text:style-name="T4">annotation</text:span><text:span text:style-name="T9">.</text:span><text:span text:style-name="T4">web</text:span><text:span text:style-name="T9">.</text:span><text:span text:style-name="T4">configuration</text:span><text:span text:style-name="T9">.</text:span><text:span text:style-name="T4">EnableWebSecurity</text:span><text:span text:style-name="T9">;</text:span></text:p>
      <text:p text:style-name="P7"><text:span text:style-name="T1">import</text:span><text:span text:style-name="T4"> org</text:span><text:span text:style-name="T9">.</text:span><text:span text:style-name="T4">springframework</text:span><text:span text:style-name="T9">.</text:span><text:span text:style-name="T4">security</text:span><text:span text:style-name="T9">.</text:span><text:span text:style-name="T4">config</text:span><text:span text:style-name="T9">.</text:span><text:span text:style-name="T4">annotation</text:span><text:span text:style-name="T9">.</text:span><text:span text:style-name="T4">web</text:span><text:span text:style-name="T9">.</text:span><text:span text:style-name="T4">configuration</text:span><text:span text:style-name="T9">.</text:span><text:span text:style-name="T4">WebSecurityConfigurerAdapter</text:span><text:span text:style-name="T9">;</text:span></text:p>
      <text:p text:style-name="P7"><text:span text:style-name="T1">import</text:span><text:span text:style-name="T4"> org</text:span><text:span text:style-name="T9">.</text:span><text:span text:style-name="T4">springframework</text:span><text:span text:style-name="T9">.</text:span><text:span text:style-name="T4">security</text:span><text:span text:style-name="T9">.</text:span><text:span text:style-name="T4">core</text:span><text:span text:style-name="T9">.</text:span><text:span text:style-name="T4">userdetails</text:span><text:span text:style-name="T9">.</text:span><text:span text:style-name="T4">User</text:span><text:span text:style-name="T9">;</text:span></text:p>
      <text:p text:style-name="P7"><text:span text:style-name="T1">import</text:span><text:span text:style-name="T4"> org</text:span><text:span text:style-name="T9">.</text:span><text:span text:style-name="T4">springframework</text:span><text:span text:style-name="T9">.</text:span><text:span text:style-name="T4">security</text:span><text:span text:style-name="T9">.</text:span><text:span text:style-name="T4">core</text:span><text:span text:style-name="T9">.</text:span><text:span text:style-name="T4">userdetails</text:span><text:span text:style-name="T9">.</text:span><text:span text:style-name="T4">UserDetails</text:span><text:span text:style-name="T9">;</text:span></text:p>
      <text:p text:style-name="P7"><text:span text:style-name="T1">import</text:span><text:span text:style-name="T4"> org</text:span><text:span text:style-name="T9">.</text:span><text:span text:style-name="T4">springframework</text:span><text:span text:style-name="T9">.</text:span><text:span text:style-name="T4">security</text:span><text:span text:style-name="T9">.</text:span><text:span text:style-name="T4">core</text:span><text:span text:style-name="T9">.</text:span><text:span text:style-name="T4">userdetails</text:span><text:span text:style-name="T9">.</text:span><text:span text:style-name="T4">UserDetailsService</text:span><text:span text:style-name="T9">;</text:span></text:p>
      <text:p text:style-name="P7"><text:span text:style-name="T1">import</text:span><text:span text:style-name="T4"> org</text:span><text:span text:style-name="T9">.</text:span><text:span text:style-name="T4">springframework</text:span><text:span text:style-name="T9">.</text:span><text:span text:style-name="T4">security</text:span><text:span text:style-name="T9">.</text:span><text:span text:style-name="T4">provisioning</text:span><text:span text:style-name="T9">.</text:span><text:span text:style-name="T4">InMemoryUserDetailsManager</text:span><text:span text:style-name="T9">;</text:span></text:p>
      <text:p text:style-name="P6"/>
      <text:p text:style-name="P6"/>
      <text:p text:style-name="P13">@Configuration</text:p>
      <text:p text:style-name="P13">@EnableWebSecurity</text:p>
      <text:p text:style-name="P7"><text:span text:style-name="T1">public</text:span><text:span text:style-name="T4"> </text:span><text:span text:style-name="T1">class</text:span><text:span text:style-name="T4"> </text:span><text:span text:style-name="T23">WebSecurityConfig</text:span><text:span text:style-name="T4"> </text:span><text:span text:style-name="T1">extends</text:span><text:span text:style-name="T4"> </text:span><text:span text:style-name="T26">WebSecurityConfigurerAdapter</text:span><text:span text:style-name="T4"> </text:span><text:span text:style-name="T28">{</text:span></text:p>
      <text:p text:style-name="P6"/>
      <text:p text:style-name="P7"><text:span text:style-name="T4"><text:tab/></text:span><text:span text:style-name="T20">@Override</text:span></text:p>
      <text:p text:style-name="P7"><text:span text:style-name="T4"><text:tab/></text:span><text:span text:style-name="T1">protected</text:span><text:span text:style-name="T4"> </text:span><text:span text:style-name="T1">void</text:span><text:span text:style-name="T4"> </text:span><text:span text:style-name="T36">configure</text:span><text:span text:style-name="T28">(</text:span><text:span text:style-name="T23">HttpSecurity</text:span><text:span text:style-name="T4"> </text:span><text:span text:style-name="T39">http</text:span><text:span text:style-name="T28">)</text:span><text:span text:style-name="T4"> </text:span><text:span text:style-name="T1">throws</text:span><text:span text:style-name="T4"> </text:span><text:span text:style-name="T23">Exception</text:span><text:span text:style-name="T4"> </text:span><text:span text:style-name="T28">{</text:span></text:p>
      <text:p text:style-name="P14"><text:tab/><text:tab/></text:p>
      <text:p text:style-name="P7"><text:span text:style-name="T4"><text:tab/><text:tab/></text:span><text:span text:style-name="T39">http</text:span></text:p>
      <text:p text:style-name="P7"><text:span text:style-name="T4"><text:tab/><text:tab/><text:tab/></text:span><text:span text:style-name="T9">.</text:span><text:span text:style-name="T43">authorizeRequests</text:span><text:span text:style-name="T28">()</text:span></text:p>
      <text:p text:style-name="P7"><text:span text:style-name="T4"><text:tab/><text:tab/><text:tab/></text:span><text:span text:style-name="T9">.</text:span><text:span text:style-name="T43">anyRequest</text:span><text:span text:style-name="T28">()</text:span><text:span text:style-name="T9">.</text:span><text:span text:style-name="T43">authenticated</text:span><text:span text:style-name="T28">()</text:span></text:p>
      <text:p text:style-name="P7"><text:span text:style-name="T4"><text:tab/><text:tab/><text:tab/></text:span><text:span text:style-name="T9">.</text:span><text:span text:style-name="T43">and</text:span><text:span text:style-name="T28">()</text:span></text:p>
      <text:p text:style-name="P7"><text:span text:style-name="T4"><text:tab/><text:tab/><text:tab/></text:span><text:span text:style-name="T9">.</text:span><text:span text:style-name="T43">httpBasic</text:span><text:span text:style-name="T28">()</text:span><text:span text:style-name="T9">;</text:span></text:p>
      <text:p text:style-name="P7"><text:span text:style-name="T4"><text:tab/></text:span><text:span text:style-name="T28">}</text:span></text:p>
      <text:p text:style-name="P7"><text:span text:style-name="T4"><text:tab/></text:span><text:span text:style-name="T20">@Bean</text:span></text:p>
      <text:p text:style-name="P7"><text:span text:style-name="T4"><text:tab/></text:span><text:span text:style-name="T20">@Override</text:span></text:p>
      <text:p text:style-name="P7"><text:span text:style-name="T4"><text:tab/></text:span><text:span text:style-name="T1">public</text:span><text:span text:style-name="T4"> </text:span><text:span text:style-name="T46">UserDetailsService</text:span><text:span text:style-name="T4"> </text:span><text:span text:style-name="T36">userDetailsService</text:span><text:span text:style-name="T28">()</text:span><text:span text:style-name="T4"> </text:span><text:span text:style-name="T28">{</text:span></text:p>
      <text:p text:style-name="P7"><text:span text:style-name="T4"><text:tab/><text:tab/></text:span><text:span text:style-name="T46">UserDetails</text:span><text:span text:style-name="T4"> </text:span><text:span text:style-name="T48">user</text:span><text:span text:style-name="T4"> </text:span><text:span text:style-name="T9">=</text:span></text:p>
      <text:p text:style-name="P7"><text:span text:style-name="T4"><text:tab/><text:tab/><text:tab/><text:tab/> </text:span><text:span text:style-name="T23">User</text:span><text:span text:style-name="T9">.</text:span><text:span text:style-name="T50">withDefaultPasswordEncoder</text:span><text:span text:style-name="T32">()</text:span></text:p>
      <text:p text:style-name="P7"><text:span text:style-name="T4"><text:tab/><text:tab/><text:tab/><text:tab/><text:tab/></text:span><text:span text:style-name="T9">.</text:span><text:span text:style-name="T43">username</text:span><text:span text:style-name="T28">(</text:span><text:span text:style-name="T52">"luiz"</text:span><text:span text:style-name="T28">)</text:span></text:p>
      <text:p text:style-name="P7"><text:span text:style-name="T4"><text:tab/><text:tab/><text:tab/><text:tab/><text:tab/></text:span><text:span text:style-name="T9">.</text:span><text:span text:style-name="T43">password</text:span><text:span text:style-name="T28">(</text:span><text:span text:style-name="T52">"123"</text:span><text:span text:style-name="T28">)</text:span></text:p>
      <text:p text:style-name="P7"><text:span text:style-name="T4"><text:tab/><text:tab/><text:tab/><text:tab/><text:tab/></text:span><text:span text:style-name="T9">.</text:span><text:span text:style-name="T43">roles</text:span><text:span text:style-name="T28">(</text:span><text:span text:style-name="T52">"ADM"</text:span><text:span text:style-name="T28">)</text:span></text:p>
      <text:p text:style-name="P7"><text:span text:style-name="T4"><text:tab/><text:tab/><text:tab/><text:tab/><text:tab/></text:span><text:span text:style-name="T9">.</text:span><text:span text:style-name="T43">build</text:span><text:span text:style-name="T28">()</text:span><text:span text:style-name="T9">;</text:span></text:p>
      <text:p text:style-name="P14"><text:tab/><text:tab/><text:tab/><text:tab/></text:p>
      <text:p text:style-name="P14"><text:tab/><text:tab/><text:tab/><text:tab/></text:p>
      <text:p text:style-name="P6"/>
      <text:p text:style-name="P7"><text:span text:style-name="T4"><text:tab/><text:tab/></text:span><text:span text:style-name="T1">return</text:span><text:span text:style-name="T4"> </text:span><text:span text:style-name="T1">new</text:span><text:span text:style-name="T4"> </text:span><text:span text:style-name="T43">InMemoryUserDetailsManager</text:span><text:span text:style-name="T28">(</text:span><text:span text:style-name="T53">user</text:span><text:span text:style-name="T28">)</text:span><text:span text:style-name="T9">;</text:span></text:p>
      <text:p text:style-name="P7"><text:span text:style-name="T4"><text:tab/></text:span><text:span text:style-name="T28">}</text:span></text:p>
      <text:p text:style-name="P15">}</text:p>
      <text:p text:style-name="P26"/>
      <text:p text:style-name="P26"/>
      <text:p text:style-name="P30"><text:soft-page-break/>O spring security como o nome já fala é usado para seguranca dentro do Spring, como autenticacão entre outros. <text:span text:style-name="T84">(dica: caso de algum erro olhe bem para os imports) </text:span></text:p>
      <text:p text:style-name="P26"/>
      <text:p text:style-name="P26">Analise sobre esse exemplo: </text:p>
      <text:p text:style-name="P26"/>
      <text:p text:style-name="P30"><text:span text:style-name="T74">Assinatura da classe:</text:span> o nome não tem que ser necessariamente WebSecurityConfig mas é um padrão de projeto, a classe deve vim extendendo a classe <text:span text:style-name="T27">WebSecurityConfigurerAdapter</text:span>, é necessario usar a<text:span text:style-name="T75">s</text:span> Anotac<text:span text:style-name="T75">ões</text:span> <text:span text:style-name="T21">@Configuration e @EnableWebSecurity</text:span></text:p>
      <text:p text:style-name="P30"/>
      <text:p text:style-name="P30"><text:span text:style-name="T74">Metodo </text:span><text:span text:style-name="T38">configure</text:span><text:span text:style-name="T74">: </text:span>vem com o a classe <text:s/><text:span text:style-name="T27">WebSecurityConfigurerAdapter </text:span><text:span text:style-name="T62">usamos o </text:span><text:span text:style-name="T24">HttpSecurity</text:span><text:span text:style-name="T62"> passado como parametro para fazer as configuracões.</text:span></text:p>
      <text:p text:style-name="P36"/>
      <text:p text:style-name="P30"><text:span text:style-name="T64">Metodo </text:span><text:span text:style-name="T38">userDetailsService</text:span><text:span text:style-name="T64">:</text:span><text:span text:style-name="T62"> vem com a class </text:span><text:span text:style-name="T27">WebSecurityConfigurerAdapter</text:span><text:span text:style-name="T62"> serve para criar e configurar usuarios validos. <text:s/></text:span></text:p>
      <text:p text:style-name="P36"/>
      <text:list xml:id="list273366286" text:style-name="L2">
        <text:list-header>
          <text:p text:style-name="P68"/>
          <text:p text:style-name="P68"/>
        </text:list-header>
        <text:list-item>
          <text:p text:style-name="P68">Metodos do HttpSecurity mais uteis</text:p>
          <text:p text:style-name="P68"/>
        </text:list-item>
      </text:list>
      <text:p text:style-name="P31"/>
      <text:list xml:id="list3934925478" text:style-name="L3">
        <text:list-item>
          <text:p text:style-name="P69">Padrão de config inicial: </text:p>
        </text:list-item>
      </text:list>
      <text:p text:style-name="P61"/>
      <text:list xml:id="list4069348109" text:style-name="L4">
        <text:list-item>
          <text:p text:style-name="P72">aq esta falando que todas as urls necessitam de estar autenticadas para serem acessadas, ou seja precisa de um usuario logado.</text:p>
        </text:list-item>
      </text:list>
      <text:p text:style-name="P31"/>
      <text:p text:style-name="P8"><text:span text:style-name="T9"><text:tab/>.</text:span><text:span text:style-name="T43">authorizeRequests</text:span><text:span text:style-name="T28">() </text:span></text:p>
      <text:p text:style-name="P8"><text:span text:style-name="T9"><text:tab/>.</text:span><text:span text:style-name="T43">anyRequest</text:span><text:span text:style-name="T28">()</text:span><text:span text:style-name="T9">.</text:span><text:span text:style-name="T43">authenticated</text:span><text:span text:style-name="T28">() </text:span></text:p>
      <text:p text:style-name="P11"><text:span text:style-name="T9"><text:tab/>.</text:span><text:span text:style-name="T43">and</text:span><text:span text:style-name="T28">()</text:span></text:p>
      <text:p text:style-name="P31"/>
      <text:list xml:id="list2462342396" text:style-name="L5">
        <text:list-item>
          <text:p text:style-name="P70">Metodo para lancar um formulario simples do próprio navegador para preencher username e password:</text:p>
        </text:list-item>
      </text:list>
      <text:p text:style-name="P31"/>
      <text:p text:style-name="P5"><text:span text:style-name="T14"><text:tab/>.</text:span><text:span text:style-name="T45">httpBasic</text:span><text:span text:style-name="T34">()</text:span><text:span text:style-name="T14">;</text:span></text:p>
      <text:p text:style-name="P19"/>
      <text:p text:style-name="P19"/>
      <text:list xml:id="list650905992" text:style-name="L6">
        <text:list-item>
          <text:p text:style-name="P71">Metodo que direciona onde vai estar um formulario de login:</text:p>
        </text:list-item>
      </text:list>
      <text:list xml:id="list2061387811" text:style-name="L7">
        <text:list-item>
          <text:p text:style-name="P73">na pagina de login você vai ter que ter um input com nome “username” e outro com “password” <text:span text:style-name="T84">al</text:span></text:p>
        </text:list-item>
        <text:list-item>
          <text:p text:style-name="P73"><text:span text:style-name="T84">No &lt;forms&gt; <text:s/>de login.html você vai ter que apresentar essa configs <text:s/></text:span><text:span text:style-name="T81">&lt;forms </text:span><text:span text:style-name="T44">th:action</text:span><text:span text:style-name="T58">=</text:span><text:span text:style-name="T59">"@{/login}"</text:span><text:span text:style-name="T56"> </text:span><text:span text:style-name="T44">method</text:span><text:span text:style-name="T58">=</text:span><text:span text:style-name="T59">"post"</text:span><text:span text:style-name="T60">&gt; </text:span></text:p>
        </text:list-item>
        <text:list-item>
          <text:p text:style-name="P74">Não esqueca de fazer um controlador para chamar o html</text:p>
        </text:list-item>
      </text:list>
      <text:p text:style-name="P41"/>
      <text:p text:style-name="P31"/>
      <text:p text:style-name="P10"><text:span text:style-name="T9">.</text:span><text:span text:style-name="T77">formLogin</text:span><text:span text:style-name="T10">(</text:span><text:span text:style-name="T77">form</text:span><text:span text:style-name="T10"> -&gt; </text:span><text:span text:style-name="T77">form</text:span><text:span text:style-name="T10">.</text:span><text:span text:style-name="T77">loginPage</text:span><text:span text:style-name="T10">(/</text:span><text:span text:style-name="T77">login</text:span><text:span text:style-name="T10">); </text:span><text:span text:style-name="T11">); <text:s/></text:span></text:p>
      <text:p text:style-name="P65"><text:tab/></text:p>
      <text:list xml:id="list3946759070" text:style-name="L8">
        <text:list-item>
          <text:p text:style-name="P91">Metodo que torna alguns metodos, como <text:s/><text:span text:style-name="T78">formLogin </text:span><text:span text:style-name="T57">acessavel por qualquer usuario:</text:span></text:p>
        </text:list-item>
      </text:list>
      <text:p text:style-name="P37"/>
      <text:p text:style-name="P5"><text:span text:style-name="T15">.</text:span><text:span text:style-name="T78">permitAll</text:span><text:span text:style-name="T15">()</text:span></text:p>
      <text:list xml:id="list3957078039" text:style-name="L9">
        <text:list-header>
          <text:p text:style-name="P88"><text:s text:c="3"/></text:p>
          <text:p text:style-name="P88"/>
        </text:list-header>
        <text:list-item>
          <text:p text:style-name="P86"><text:span text:style-name="T85"><text:s/>M</text:span><text:span text:style-name="T86">etodo que direciona pagina de logout:</text:span></text:p>
          <text:p text:style-name="P85"/>
        </text:list-item>
      </text:list>
      <text:p text:style-name="P19"/>
      <text:p text:style-name="P22"><text:span text:style-name="T43">.logout</text:span><text:span text:style-name="T28">(</text:span><text:span text:style-name="T48">logout</text:span><text:span text:style-name="T4"> </text:span><text:span text:style-name="T9">-&gt;</text:span><text:span text:style-name="T4"> </text:span><text:span text:style-name="T53">logout</text:span><text:span text:style-name="T9">.</text:span><text:span text:style-name="T43">logoutUrl</text:span><text:span text:style-name="T28">(</text:span><text:span text:style-name="T52">"/logout"</text:span><text:span text:style-name="T28">))</text:span><text:span text:style-name="T9">;</text:span></text:p>
      <text:list xml:id="list3355926452" text:style-name="L10">
        <text:list-item>
          <text:p text:style-name="P87"><text:soft-page-break/><text:span text:style-name="T19">Metodo que faz uma excecão</text:span><text:span text:style-name="T9">, exemplo: caso você queira que uma pagina especifica consiga ser acessada por um usuario não logado, porem já tem um metodo que torna tudo o login obrigátorio para todas as paginas</text:span></text:p>
        </text:list-item>
      </text:list>
      <text:p text:style-name="P20"/>
      <text:p text:style-name="P23"><text:span text:style-name="T9">.</text:span><text:span text:style-name="T43">antMatchers</text:span><text:span text:style-name="T28">(</text:span><text:span text:style-name="T52">"/home/**"</text:span><text:span text:style-name="T28">)</text:span><text:span text:style-name="T9">.</text:span><text:span text:style-name="T43">permitAll</text:span><text:span text:style-name="T28">()</text:span></text:p>
      <text:p text:style-name="P16"/>
      <text:list xml:id="list1140652403" text:style-name="L11">
        <text:list-item>
          <text:p text:style-name="P89">Metodo para definir destino pós Logout e pós Login</text:p>
        </text:list-item>
      </text:list>
      <text:p text:style-name="P18"/>
      <text:p text:style-name="P21"><text:span text:style-name="T43">defaultSuccessUrl</text:span><text:span text:style-name="T28">(</text:span><text:span text:style-name="T52">"/usuario/home"</text:span><text:span text:style-name="T9">,</text:span><text:span text:style-name="T4"> </text:span><text:span text:style-name="T1">true</text:span><text:span text:style-name="T28">)</text:span></text:p>
      <text:p text:style-name="P17"/>
      <text:p text:style-name="P21"><text:span text:style-name="T43">logoutSuccessUrl</text:span><text:span text:style-name="T28">(</text:span><text:span text:style-name="T52">"/home"</text:span><text:span text:style-name="T28">)</text:span></text:p>
      <text:p text:style-name="P19"/>
      <text:p text:style-name="P24"/>
      <text:p text:style-name="P37"/>
      <text:p text:style-name="P32">Podemos tambem pegar e colocar, usuarios direto do banco de dados, invés de apenas colocalos em memoria, usando o metodo<text:span text:style-name="T61"> </text:span><text:span text:style-name="T37">configure</text:span><text:span text:style-name="T62"> que recebe parametros diferentes do outro </text:span><text:span text:style-name="T63">a assinatura desse metodo é: </text:span><text:span text:style-name="T3">protected</text:span><text:span text:style-name="T6"> </text:span><text:span text:style-name="T2">void</text:span><text:span text:style-name="T6"> </text:span><text:span text:style-name="T37">configure</text:span><text:span text:style-name="T33">(</text:span><text:span text:style-name="T24">AuthenticationManagerBuilder</text:span><text:span text:style-name="T6"> </text:span><text:span text:style-name="T40">auth</text:span><text:span text:style-name="T33">)</text:span><text:span text:style-name="T6"> </text:span><text:span text:style-name="T2">throws</text:span><text:span text:style-name="T6"> </text:span><text:span text:style-name="T24">Exception</text:span><text:span text:style-name="T63"> ele serve para configurar e criar usuarios no banco de dados, porem você precisa criar tabelas já pré definidas, o sql para essas tabelas é: <text:s/></text:span></text:p>
      <text:p text:style-name="P38"/>
      <text:p text:style-name="P1"><text:span text:style-name="Source_20_Text"><text:span text:style-name="T87">create table users</text:span></text:span><text:span text:style-name="Source_20_Text"><text:span text:style-name="T88">(</text:span></text:span></text:p>
      <text:p text:style-name="P2"><text:span text:style-name="Source_20_Text"><text:span text:style-name="T89"><text:s text:c="4"/></text:span></text:span><text:span text:style-name="Source_20_Text"><text:span text:style-name="T90">username varchar(50) not null primary key,</text:span></text:span></text:p>
      <text:p text:style-name="P2"><text:span text:style-name="Source_20_Text"><text:span text:style-name="T89"><text:s text:c="4"/></text:span></text:span><text:span text:style-name="Source_20_Text"><text:span text:style-name="T90">password varchar(200) not null,</text:span></text:span></text:p>
      <text:p text:style-name="P2"><text:span text:style-name="Source_20_Text"><text:span text:style-name="T89"><text:s text:c="4"/></text:span></text:span><text:span text:style-name="Source_20_Text"><text:span text:style-name="T90">enabled boolean not null</text:span></text:span></text:p>
      <text:p text:style-name="P2"><text:span text:style-name="Source_20_Text"><text:span text:style-name="T90">);</text:span></text:span></text:p>
      <text:p text:style-name="P25"/>
      <text:p text:style-name="P2"><text:span text:style-name="Source_20_Text"><text:span text:style-name="T90">create table authorities (</text:span></text:span></text:p>
      <text:p text:style-name="P2"><text:span text:style-name="Source_20_Text"><text:span text:style-name="T89"><text:s text:c="4"/></text:span></text:span><text:span text:style-name="Source_20_Text"><text:span text:style-name="T90">username varchar(50) not null,</text:span></text:span></text:p>
      <text:p text:style-name="P2"><text:span text:style-name="Source_20_Text"><text:span text:style-name="T89"><text:s text:c="4"/></text:span></text:span><text:span text:style-name="Source_20_Text"><text:span text:style-name="T90">authority varchar(50) not null,</text:span></text:span></text:p>
      <text:p text:style-name="P2"><text:span text:style-name="Source_20_Text"><text:span text:style-name="T89"><text:s text:c="4"/></text:span></text:span><text:span text:style-name="Source_20_Text"><text:span text:style-name="T90">constraint fk_authorities_users foreign key(username) references users(username)</text:span></text:span></text:p>
      <text:p text:style-name="P2"><text:span text:style-name="Source_20_Text"><text:span text:style-name="T90">);</text:span></text:span></text:p>
      <text:p text:style-name="P2"><text:span text:style-name="Source_20_Text"><text:span text:style-name="T90">create unique index ix_auth_username on authorities (username,authority);</text:span></text:span></text:p>
      <text:p text:style-name="P38"/>
      <text:p text:style-name="P33"><text:span text:style-name="T62">Esse sql vai criar duas tabelas(users, authorities), pós essas tabelas você pode <text:s/>comecar a manipular o </text:span><text:span text:style-name="T25">AuthenticationManagerBuilder</text:span><text:span text:style-name="T7"> </text:span><text:span text:style-name="T41">auth </text:span></text:p>
      <text:p text:style-name="P39"/>
      <text:list xml:id="list3047850115" text:style-name="L12">
        <text:list-item>
          <text:p text:style-name="P75"><text:span text:style-name="T71">M</text:span><text:span text:style-name="T70">etodos </text:span><text:span text:style-name="T71">AuthenticationManagerBuilder</text:span></text:p>
        </text:list-item>
      </text:list>
      <text:p text:style-name="P38"/>
      <text:p text:style-name="P38"/>
      <text:p text:style-name="P46">- Criacão de usuario </text:p>
      <text:p text:style-name="P40"/>
      <text:p text:style-name="P34"><text:span text:style-name="T47">UserDetails</text:span><text:span text:style-name="T5"> </text:span><text:span text:style-name="T49">user</text:span><text:span text:style-name="T5"> </text:span><text:span text:style-name="T12">=</text:span></text:p>
      <text:p text:style-name="P34"><text:span text:style-name="T4"><text:tab/><text:tab/> </text:span><text:span text:style-name="T23">User</text:span><text:span text:style-name="T9">.</text:span><text:span text:style-name="T91">builder</text:span><text:span text:style-name="T28">() - </text:span><text:span text:style-name="T29">usamos o buider aqui</text:span></text:p>
      <text:p text:style-name="P3"><text:span text:style-name="T4"><text:tab/><text:tab/><text:tab/></text:span><text:span text:style-name="T9">.</text:span><text:span text:style-name="T43">username</text:span><text:span text:style-name="T28">(</text:span><text:span text:style-name="T52">"luiz"</text:span><text:span text:style-name="T28">) </text:span></text:p>
      <text:p text:style-name="P3"><text:span text:style-name="T4"><text:tab/><text:tab/><text:tab/></text:span><text:span text:style-name="T9">.</text:span><text:span text:style-name="T43">password</text:span><text:span text:style-name="T28">(</text:span><text:span text:style-name="T53">encoder</text:span><text:span text:style-name="T9">.</text:span><text:span text:style-name="T43">encode</text:span><text:span text:style-name="T28">(</text:span><text:span text:style-name="T52">"luiz"</text:span><text:span text:style-name="T28">)) </text:span></text:p>
      <text:p text:style-name="P3"><text:soft-page-break/><text:span text:style-name="T4"><text:tab/><text:tab/><text:tab/></text:span><text:span text:style-name="T9">.</text:span><text:span text:style-name="T43">roles</text:span><text:span text:style-name="T28">(</text:span><text:span text:style-name="T52">"ADM"</text:span><text:span text:style-name="T28">)</text:span></text:p>
      <text:p text:style-name="P32"><text:span text:style-name="T4"><text:tab/><text:tab/><text:tab/></text:span><text:span text:style-name="T9">.</text:span><text:span text:style-name="T43">build</text:span><text:span text:style-name="T28">()</text:span><text:span text:style-name="T9">;</text:span></text:p>
      <text:p text:style-name="P47"/>
      <text:p text:style-name="P46">O encoder citado é o tipo de criptografia, existem vários e para usalos você tem que instancialo e usar o metodo encode com a senha como parametro </text:p>
      <text:p text:style-name="P40"/>
      <text:p text:style-name="P40"/>
      <text:p text:style-name="P40">- Configuracões do “banco”</text:p>
      <text:p text:style-name="P40"/>
      <text:p text:style-name="P29"><text:span text:style-name="T42">auth</text:span><text:span text:style-name="T9">.</text:span><text:span text:style-name="T43">jdbcAuthentication</text:span><text:span text:style-name="T28">() </text:span></text:p>
      <text:p text:style-name="P3"><text:span text:style-name="T9"><text:tab/>.</text:span><text:span text:style-name="T43">dataSource</text:span><text:span text:style-name="T28">(</text:span><text:span text:style-name="T93">dataSource</text:span><text:span text:style-name="T28">)</text:span></text:p>
      <text:p text:style-name="P29"><text:span text:style-name="T9"><text:tab/>.</text:span><text:span text:style-name="T43">passwordEncoder</text:span><text:span text:style-name="T28">(</text:span><text:span text:style-name="T53">encoder</text:span><text:span text:style-name="T28">)</text:span></text:p>
      <text:p text:style-name="P29"><text:span text:style-name="T9"><text:tab/>.</text:span><text:span text:style-name="T43">withUser</text:span><text:span text:style-name="T28">(</text:span><text:span text:style-name="T53">user</text:span><text:span text:style-name="T28">)</text:span><text:span text:style-name="T9">;</text:span></text:p>
      <text:p text:style-name="P48"/>
      <text:p text:style-name="P48">dataSource() - ele aceita uma DataSource, por estarmos usando o Spring basta apenas passalo como variavel da classe e usar a anotacão AutoWired/</text:p>
      <text:p text:style-name="P48"/>
      <text:p text:style-name="P48">passwordEncoder() - leva como variavel o encoder criado, ou seja o tipo de criptografia </text:p>
      <text:p text:style-name="P48"/>
      <text:p text:style-name="P29"><text:span text:style-name="T9">whithUser() - </text:span><text:span text:style-name="T13">registra o usuario criado, no banco de dados então depois de cadastrar ele e dar run n esqueca de tirar esse metodo no próximo run, porque se você n tirar ele o sistema vai tentar salvar ele no banco duas vezes e vai acabar dando um erro </text:span></text:p>
      <text:p text:style-name="P49"/>
      <text:p text:style-name="P49"/>
      <text:p text:style-name="P42"><text:span text:style-name="T18">M</text:span><text:span text:style-name="T8">anipulacão do usuario Logado</text:span></text:p>
      <text:p text:style-name="P50"/>
      <text:p text:style-name="P43"><text:span text:style-name="T8">Existe um Objeto para caso você queira pegar as infos do usuario que esta logado, esse objeto é o </text:span><text:span text:style-name="T76">Principal </text:span><text:span text:style-name="T94">você pode usalo para fazer buscas com o usuario logado, já que ele vem com metodos como Principal.getNome que devolve o nome do usuario logado, para usalo o Spring q tem q fazer a instancia, ent tente passalo ou no parametro do metodo ou como uma variavel com a anotacão @Autowired</text:span></text:p>
      <text:p text:style-name="P62"/>
      <text:p text:style-name="P44"><text:span text:style-name="T94">Outra forma de forma de manipular o usuario logado é usando </text:span><text:span text:style-name="T97">SecurityContextHolder</text:span><text:span text:style-name="T95"> ele tem um metodo chamado </text:span><text:span text:style-name="T92">getContext</text:span><text:span text:style-name="T32">()</text:span><text:span text:style-name="T95"> que vai devolver um contexto de seguranca(ContextSecurity) e com ele você pode usar o metodo </text:span><text:span text:style-name="T100">getAuthentication</text:span><text:span text:style-name="T35">() que vai te devolvar um </text:span><text:span text:style-name="T100">Authentication </text:span><text:span text:style-name="T95">que em resumo é o usuario, com esse objeto você consegue usar um metodo como </text:span><text:span text:style-name="T79">getName</text:span><text:span text:style-name="T95">(); </text:span><text:span text:style-name="T96">no final fica mais ou menos assim </text:span><text:span text:style-name="T98">SecurityContextHolder</text:span><text:span text:style-name="T16">.</text:span><text:span text:style-name="T92">getContext</text:span><text:span text:style-name="T32">()</text:span><text:span text:style-name="T16">.</text:span><text:span text:style-name="T99">getAuthentication</text:span><text:span text:style-name="T32">()</text:span><text:span text:style-name="T96">.</text:span><text:span text:style-name="T80">getName</text:span><text:span text:style-name="T96">(); </text:span></text:p>
      <text:p text:style-name="P63"/>
      <text:p text:style-name="P63"/>
      <text:p text:style-name="P63"/>
      <text:p text:style-name="P45"><text:span text:style-name="T96">E</text:span><text:span text:style-name="T95">rro Forbiden </text:span></text:p>
      <text:p text:style-name="P64"/>
      <text:p text:style-name="P55">Erros 403 são causados ​​por problemas de acesso, quando você está tentando acessar algo ao qual não tem permissão.</text:p>
      <text:p text:style-name="P55"/>
      <text:p text:style-name="P51"><text:span text:style-name="T95">Aparentemente existe um sistema de seguranca chamado de CRSF, ele estava dando erro em uma pagina por aglum motivo ainda desconhecido pela minha pessoa, a forma que o professor deu de resolver esse erro foi desativando o CRSF, indo até as configuracões de seguranca WebSecurityConfig e desabilitando ele com os metodos </text:span><text:span text:style-name="T17">.</text:span><text:span text:style-name="T43">csrf</text:span><text:span text:style-name="T28">()</text:span><text:span text:style-name="T9">.</text:span><text:span text:style-name="T43">disable</text:span><text:span text:style-name="T28">()</text:span><text:span text:style-name="T9">;</text:span><text:span text:style-name="T95"> </text:span></text:p>
      <text:p text:style-name="P55"/>
      <text:p text:style-name="P56">Usar Cache</text:p>
      <text:p text:style-name="P56"/>
      <text:p text:style-name="P52"><text:span text:style-name="T95">O cache é um endereco na memoria para que o sistema n tenha q ficar buscando dados no database todas as vezes que alguma busca for feita, se o sistema tiver cache o sistema só vai no database se for necessario, para habilitar o cache é simples, o primeiro passo é ir na classe Application, no nosso exemplo </text:span><text:soft-page-break/><text:span text:style-name="T95">MudiApplication, e adicionar a anotacão </text:span><text:span text:style-name="T104">@EnableCaching</text:span><text:span text:style-name="T95"> do SpringFramework e pronto, agora é só você passar quais buscas terão uso de cache, para você selecionar isso você vai no repository e em cima da busca você vai usar a anotacão </text:span><text:span text:style-name="T22">@</text:span><text:span text:style-name="T20">Cacheable</text:span><text:span text:style-name="T28">(</text:span><text:span text:style-name="T30">value = </text:span><text:span text:style-name="T52">""</text:span><text:span text:style-name="T28">) no parametro dela você vai nomear o cache, essa nomeacão é obrigatoria,</text:span><text:span text:style-name="T30"> cada cache tem q ter um nome diferente</text:span><text:span text:style-name="T28"> e caso você n </text:span><text:span text:style-name="T30">o nomeie </text:span><text:span text:style-name="T28">o sistema vai dar erro</text:span></text:p>
      <text:p text:style-name="P57"/>
      <text:p text:style-name="P53"><text:span text:style-name="T28">Normalmente você usa o cache em um metodo que vai fazer um select no banco de dados, porem isso tem um problema, caso você altere alguma coisa no banco, e tente usar o metodo que faz o select, ele n vai mostrar essa alteracão, isso porque ele n vai fazer outro select no database, para arrumarmos isso precisamos usar uma outra anotacão </text:span><text:span text:style-name="T102">@CacheEvict</text:span><text:span text:style-name="T28"> ela recebe como parametro </text:span><text:span text:style-name="T31">a variavel values que é </text:span><text:span text:style-name="T28">o nome do cache que você nomeou em </text:span><text:span text:style-name="T102">@Cacheable</text:span><text:span text:style-name="T65">, </text:span><text:span text:style-name="T66">e uma outra variavel chamada allEntries ela é um bolean que pergunta se você quer deletar todas o cache ou não, colocamos ela como true para invalidar o cache no final a anotacão fica assim </text:span><text:span text:style-name="T103">@CacheEvict(value = “nome ficticio de cache”, allEntries = true) </text:span></text:p>
      <text:p text:style-name="P76"/>
      <text:p text:style-name="P54"><text:span text:style-name="T73">B</text:span><text:span text:style-name="T72">anco de dados de Usuario</text:span><text:span text:style-name="T102"> </text:span></text:p>
      <text:p text:style-name="P77"/>
      <text:p text:style-name="P58"><text:span text:style-name="T105">podemos</text:span><text:span text:style-name="T113">, </text:span><text:span text:style-name="T106"><text:s/>mudar o usuario padrão implementado pelo o Spring, para isso fazemos uma entity </text:span><text:span text:style-name="T108">de Usuario</text:span><text:span text:style-name="T106">, </text:span><text:span text:style-name="T107">ela deve conter pelo menos, um </text:span><text:span text:style-name="T108">campo</text:span><text:span text:style-name="T107"> para fazer Login </text:span><text:span text:style-name="T108">um campo para a</text:span><text:span text:style-name="T107"> Senha e </text:span><text:span text:style-name="T108">um campo para</text:span><text:span text:style-name="T107"> authoridade que vai ser uma </text:span><text:span text:style-name="T108">relacão com </text:span><text:span text:style-name="T107">outra entity, a authoridade é se o Usuario é admin, aluno, professor, e por ai vai, na entity de authoridade precisamos que ela possua um </text:span><text:span text:style-name="T108">Id <text:s/>e uma String para o nome da Authority, alem disso ela deve </text:span><text:span text:style-name="T109">implementar a interface<text:tab/></text:span><text:span text:style-name="T108"> </text:span><text:span text:style-name="T83">GrantedAuthority</text:span><text:span text:style-name="T108"> nela só tem um único metodo que é o </text:span><text:span text:style-name="T115">getAuthority()</text:span><text:span text:style-name="T108"> nesse metodo vamos devolver o nome da Authority </text:span><text:span text:style-name="T107"><text:s/>, </text:span><text:span text:style-name="T106"><text:s/>e implementamos a </text:span><text:span text:style-name="T108">interface</text:span><text:span text:style-name="T106"> </text:span><text:span text:style-name="T82">UserDetails</text:span><text:span text:style-name="T106">, que vai vim com alguns metodos que precisam ser configurados para que tudo funcione de acordo, alguns tem nomes bem autoexplicativos como o </text:span><text:span text:style-name="T114">getUsername</text:span><text:span text:style-name="T115">()</text:span><text:span text:style-name="T106"> e o </text:span><text:span text:style-name="T114">getPassword</text:span><text:span text:style-name="T115">()</text:span><text:span text:style-name="T106"> que você apenas vai ter q colocar </text:span><text:span text:style-name="T108">como retorno</text:span><text:span text:style-name="T106"> o campo q você quer usar como login e o que você quer usar como senha </text:span><text:span text:style-name="T108">respectivamente</text:span><text:span text:style-name="T106">, </text:span><text:span text:style-name="T107">os outros metodos você vai apenas colocar o retorno como true, mas fique ciente que cada um deles tem uma funcão diferente, como eu já disse antes o nome dos metodos é bem auto-explicativo </text:span></text:p>
      <text:p text:style-name="P78"/>
      <text:p text:style-name="P59"><text:span text:style-name="T107">C</text:span><text:span text:style-name="T106">onfigurar Autenticacão, com usuario não default. </text:span></text:p>
      <text:p text:style-name="P79"/>
      <text:p text:style-name="P59"><text:span text:style-name="T106">A configuracão de autenticacão é feita no metodo configure que recebe um AuthenticationManagerBuilder para simplificar chamaremos ele de auth, o auth possui um metodo chamado userDetailsService() que</text:span><text:span text:style-name="T110"> serve para nos dizermos para o Spring qual é a classe que tem a logica de Autenticacão, ou seja nos passaremos uma </text:span><text:span text:style-name="T112">interface</text:span><text:span text:style-name="T110"> como parametro nesse metodo, e dentro dessa classe terá a logica de Autenticacão, essa classe levara anotacão @Service e deverá implementar a interface UserDetailsService, vamos colocar a logica de autenticacão em um metodo que essa interface nos trás, esse metodo é o loadUserByUsername, esse metodo recebe como parametro o Username que digitamos na tela de login, iremos fazer uma busca no banco de dados de usuario usando o Username que chegou para nós, </text:span><text:span text:style-name="T111">após fazermos essa busca nos retornamos o Usuario, caso não tenha nenhum usuario faca um tratamento de erro, após todo esse prcoesso dentro do metodo loadUserByUsername nos voltaremos para o noesso metodo configure(auth) </text:span><text:span text:style-name="T112">e para passarmos a nossa classe com o loadUserByName usaremos injecão de independecias com @AutoWired</text:span></text:p>
      <text:p text:style-name="P80"/>
      <text:p text:style-name="P60"><text:span text:style-name="T111">E</text:span><text:span text:style-name="T106">xemplo de loadUserByUsername</text:span></text:p>
      <text:p text:style-name="P80"/>
      <text:p text:style-name="P83">@Override</text:p>
      <text:p text:style-name="P3"><text:span text:style-name="T4"><text:tab/></text:span><text:span text:style-name="T1">public</text:span><text:span text:style-name="T4"> </text:span><text:span text:style-name="T46">UserDetails</text:span><text:span text:style-name="T4"> </text:span><text:span text:style-name="T36">loadUserByUsername</text:span><text:span text:style-name="T28">(</text:span><text:span text:style-name="T23">String</text:span><text:span text:style-name="T4"> </text:span><text:span text:style-name="T39">username</text:span><text:span text:style-name="T28">)</text:span><text:span text:style-name="T4"> </text:span><text:span text:style-name="T1">throws</text:span><text:span text:style-name="T4"> </text:span><text:span text:style-name="T23">UsernameNotFoundException</text:span><text:span text:style-name="T4"> </text:span><text:span text:style-name="T28">{</text:span></text:p>
      <text:p text:style-name="P90"><text:tab/></text:p>
      <text:p text:style-name="P3"><text:span text:style-name="T4"><text:tab/><text:tab/></text:span><text:span text:style-name="T23">Optional</text:span><text:span text:style-name="T9">&lt;</text:span><text:span text:style-name="T116">Usuario</text:span><text:span text:style-name="T9">&gt;</text:span><text:span text:style-name="T4"> </text:span><text:span text:style-name="T48">usuario</text:span><text:span text:style-name="T4"> </text:span><text:span text:style-name="T9">=</text:span><text:span text:style-name="T4"> </text:span><text:span text:style-name="T93">repository</text:span><text:span text:style-name="T9">.</text:span><text:span text:style-name="T101">findByEmail</text:span><text:span text:style-name="T28">(</text:span><text:span text:style-name="T39">username</text:span><text:span text:style-name="T28">)</text:span><text:span text:style-name="T9">;</text:span></text:p>
      <text:p text:style-name="P3"><text:span text:style-name="T4"><text:tab/><text:tab/></text:span><text:span text:style-name="T1">if</text:span><text:span text:style-name="T28">(</text:span><text:span text:style-name="T53">usuario</text:span><text:span text:style-name="T9">.</text:span><text:span text:style-name="T43">isPresent</text:span><text:span text:style-name="T28">())</text:span><text:span text:style-name="T4"> </text:span><text:span text:style-name="T28">{</text:span></text:p>
      <text:p text:style-name="P3"><text:soft-page-break/><text:span text:style-name="T4"><text:tab/><text:tab/><text:tab/></text:span><text:span text:style-name="T1">return</text:span><text:span text:style-name="T4"> </text:span><text:span text:style-name="T53">usuario</text:span><text:span text:style-name="T9">.</text:span><text:span text:style-name="T43">get</text:span><text:span text:style-name="T28">()</text:span><text:span text:style-name="T9">;</text:span></text:p>
      <text:p text:style-name="P3"><text:span text:style-name="T4"><text:tab/><text:tab/></text:span><text:span text:style-name="T28">}</text:span><text:span text:style-name="T1">else</text:span><text:span text:style-name="T4"> </text:span><text:span text:style-name="T28">{</text:span></text:p>
      <text:p text:style-name="P3"><text:span text:style-name="T4"><text:tab/><text:tab/><text:tab/></text:span><text:span text:style-name="T1">throw</text:span><text:span text:style-name="T4"> </text:span><text:span text:style-name="T1">new</text:span><text:span text:style-name="T4"> </text:span><text:span text:style-name="T43">UsernameNotFoundException</text:span><text:span text:style-name="T28">(</text:span><text:span text:style-name="T52">"Dados Invalidos"</text:span><text:span text:style-name="T28">)</text:span><text:span text:style-name="T9">;</text:span></text:p>
      <text:p text:style-name="P3"><text:span text:style-name="T4"><text:tab/><text:tab/></text:span><text:span text:style-name="T28">}</text:span></text:p>
      <text:p text:style-name="P59"><text:span text:style-name="T4"><text:tab/></text:span><text:span text:style-name="T28">}</text:span></text:p>
      <text:p text:style-name="P79"><text:s/></text:p>
      <text:p text:style-name="P79"/>
      <text:p text:style-name="P81"/>
      <text:p text:style-name="P81">Limitar o acesso de uma url por um tipo(perfil) de usuario <text:s/>especifico(admin, aluno, professor)</text:p>
      <text:p text:style-name="P81"/>
      <text:p text:style-name="P81">1 passo – acesse a classe de configuracões do Spring Security, e dentro do metodo configure de autorizacão você vai adicionar <text:span text:style-name="T117">.antMatchers(</text:span><text:span text:style-name="T76">//url desejada</text:span><text:span text:style-name="T117">).hasRole(</text:span><text:span text:style-name="T76">//nomeDoTipo</text:span><text:span text:style-name="T117">)</text:span></text:p>
      <text:p text:style-name="P81"/>
      <text:p text:style-name="P81">a url desejada já é meio q autoexplicativo, você vai passar a url que você quer limitar, e o nomeDoTipo é o que você quer que tenha a essa url <text:s/></text:p>
      <text:p text:style-name="P81"/>
      <text:p text:style-name="P82">2 passo – para criar o tipo primeiro você vai ter que adicionar ele no banco de dados, o nome do tipo tem q ter o prefixo ROLE_ antes, exemplo ROLE_MODERADOR, dps de você adicionar ele se você tiver feito tudo certo vai ter uma tabela q faz a conexão do Usuario com o tipo, no nosso exemplo chamamso ela de usuario_perfil, nessa tabela você vai fazer a conexão de um usuario com um perfil(perfil é o tipo), você vai fazer essa conexao com os respectivos id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Galano" svg:font-family="Galano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1c1c1c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10:17:57.284715804</meta:creation-date>
    <dc:date>2022-03-25T19:57:12.288462283</dc:date>
    <meta:editing-duration>PT9H29M12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6" meta:paragraph-count="136" meta:word-count="1661" meta:character-count="11534" meta:non-whitespace-character-count="9841"/>
  </office:meta>
</office:document-meta>
</file>